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144.3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/>
      <table:table table:name="lik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14" calcext:value-type="float">
            <text:p>414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2:05" calcext:value-type="date">
            <text:p>2017-08-29 23:32: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496" calcext:value-type="float">
            <text:p>496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32:10" calcext:value-type="date">
            <text:p>2017-08-29 23:32: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14" calcext:value-type="float">
            <text:p>814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32:15" calcext:value-type="date">
            <text:p>2017-08-29 23:32: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749" calcext:value-type="float">
            <text:p>749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2:20" calcext:value-type="date">
            <text:p>2017-08-29 23:32: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29T23:32:25" calcext:value-type="date">
            <text:p>2017-08-29 23:32: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235" calcext:value-type="float">
            <text:p>235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2:30" calcext:value-type="date">
            <text:p>2017-08-29 23:32: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32:35" calcext:value-type="date">
            <text:p>2017-08-29 23:32: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326" calcext:value-type="float">
            <text:p>326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32:39.999999" calcext:value-type="date">
            <text:p>2017-08-29 23:32: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16" calcext:value-type="float">
            <text:p>316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32:44.999999" calcext:value-type="date">
            <text:p>2017-08-29 23:32: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753" calcext:value-type="float">
            <text:p>753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32:49.999999" calcext:value-type="date">
            <text:p>2017-08-29 23:32: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29T23:32:54.999999" calcext:value-type="date">
            <text:p>2017-08-29 23:32: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625" calcext:value-type="float">
            <text:p>625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29T23:32:59.999999" calcext:value-type="date">
            <text:p>2017-08-29 23:33: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842" calcext:value-type="float">
            <text:p>842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29T23:33:05" calcext:value-type="date">
            <text:p>2017-08-29 23:33: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265" calcext:value-type="float">
            <text:p>265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33:10" calcext:value-type="date">
            <text:p>2017-08-29 23:33: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3:14.999999" calcext:value-type="date">
            <text:p>2017-08-29 23:33: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584" calcext:value-type="float">
            <text:p>584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3:19.999999" calcext:value-type="date">
            <text:p>2017-08-29 23:33: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26" calcext:value-type="float">
            <text:p>326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33:24.999999" calcext:value-type="date">
            <text:p>2017-08-29 23:33: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17" calcext:value-type="float">
            <text:p>717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33:29.999999" calcext:value-type="date">
            <text:p>2017-08-29 23:33: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614" calcext:value-type="float">
            <text:p>614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3:34.999999" calcext:value-type="date">
            <text:p>2017-08-29 23:33: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334" calcext:value-type="float">
            <text:p>334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33:39.999998" calcext:value-type="date">
            <text:p>2017-08-29 23:33: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591" calcext:value-type="float">
            <text:p>591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33:44.999998" calcext:value-type="date">
            <text:p>2017-08-29 23:33: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office:value-type="float" office:value="660" calcext:value-type="float">
            <text:p>660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33:49.999998" calcext:value-type="date">
            <text:p>2017-08-29 23:33: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335" calcext:value-type="float">
            <text:p>335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3:54.999998" calcext:value-type="date">
            <text:p>2017-08-29 23:33: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396" calcext:value-type="float">
            <text:p>396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3:59.999998" calcext:value-type="date">
            <text:p>2017-08-29 23:34: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415" calcext:value-type="float">
            <text:p>415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34:04.999998" calcext:value-type="date">
            <text:p>2017-08-29 23:34: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308" calcext:value-type="float">
            <text:p>308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4:09.999998" calcext:value-type="date">
            <text:p>2017-08-29 23:34: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60" calcext:value-type="float">
            <text:p>460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4:14.999998" calcext:value-type="date">
            <text:p>2017-08-29 23:34: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62" calcext:value-type="float">
            <text:p>662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34:19.999998" calcext:value-type="date">
            <text:p>2017-08-29 23:34: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976" calcext:value-type="float">
            <text:p>976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4:24.999998" calcext:value-type="date">
            <text:p>2017-08-29 23:34: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982" calcext:value-type="float">
            <text:p>982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34:29.999998" calcext:value-type="date">
            <text:p>2017-08-29 23:34: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230" calcext:value-type="float">
            <text:p>230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34:34.999997" calcext:value-type="date">
            <text:p>2017-08-29 23:34: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936" calcext:value-type="float">
            <text:p>936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34:39.999997" calcext:value-type="date">
            <text:p>2017-08-29 23:34: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443" calcext:value-type="float">
            <text:p>443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34:44.999997" calcext:value-type="date">
            <text:p>2017-08-29 23:34: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490" calcext:value-type="float">
            <text:p>490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4:49.999997" calcext:value-type="date">
            <text:p>2017-08-29 23:34: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34:54.999997" calcext:value-type="date">
            <text:p>2017-08-29 23:34: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996" calcext:value-type="float">
            <text:p>996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4:59.999997" calcext:value-type="date">
            <text:p>2017-08-29 23:35: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885" calcext:value-type="float">
            <text:p>885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35:04.999998" calcext:value-type="date">
            <text:p>2017-08-29 23:35: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517" calcext:value-type="float">
            <text:p>517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35:09.999997" calcext:value-type="date">
            <text:p>2017-08-29 23:35: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313" calcext:value-type="float">
            <text:p>313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5:14.999997" calcext:value-type="date">
            <text:p>2017-08-29 23:35: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358" calcext:value-type="float">
            <text:p>358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35:19.999997" calcext:value-type="date">
            <text:p>2017-08-29 23:35: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641" calcext:value-type="float">
            <text:p>641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35:24.999997" calcext:value-type="date">
            <text:p>2017-08-29 23:35: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242" calcext:value-type="float">
            <text:p>242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35:29.999996" calcext:value-type="date">
            <text:p>2017-08-29 23:35:3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415" calcext:value-type="float">
            <text:p>415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35:34.999996" calcext:value-type="date">
            <text:p>2017-08-29 23:35: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35:39.999996" calcext:value-type="date">
            <text:p>2017-08-29 23:35: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171" calcext:value-type="float">
            <text:p>171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29T23:35:44.999996" calcext:value-type="date">
            <text:p>2017-08-29 23:35: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752" calcext:value-type="float">
            <text:p>752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5:49.999996" calcext:value-type="date">
            <text:p>2017-08-29 23:35: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747" calcext:value-type="float">
            <text:p>747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5:54.999996" calcext:value-type="date">
            <text:p>2017-08-29 23:35: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5:59.999996" calcext:value-type="date">
            <text:p>2017-08-29 23:36: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590" calcext:value-type="float">
            <text:p>590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36:04.999996" calcext:value-type="date">
            <text:p>2017-08-29 23:36: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749" calcext:value-type="float">
            <text:p>749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36:09.999996" calcext:value-type="date">
            <text:p>2017-08-29 23:36: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271" calcext:value-type="float">
            <text:p>271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36:14.999996" calcext:value-type="date">
            <text:p>2017-08-29 23:36:15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855" calcext:value-type="float">
            <text:p>855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36:19.999996" calcext:value-type="date">
            <text:p>2017-08-29 23:36: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632" calcext:value-type="float">
            <text:p>632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36:24.999995" calcext:value-type="date">
            <text:p>2017-08-29 23:36: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284" calcext:value-type="float">
            <text:p>284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36:29.999995" calcext:value-type="date">
            <text:p>2017-08-29 23:36:3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833" calcext:value-type="float">
            <text:p>833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6:34.999995" calcext:value-type="date">
            <text:p>2017-08-29 23:36:3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72" calcext:value-type="float">
            <text:p>172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36:39.999995" calcext:value-type="date">
            <text:p>2017-08-29 23:36:4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962" calcext:value-type="float">
            <text:p>962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36:44.999996" calcext:value-type="date">
            <text:p>2017-08-29 23:36: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20" calcext:value-type="float">
            <text:p>420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6:49.999996" calcext:value-type="date">
            <text:p>2017-08-29 23:36: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360" calcext:value-type="float">
            <text:p>360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36:54.999996" calcext:value-type="date">
            <text:p>2017-08-29 23:36: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794" calcext:value-type="float">
            <text:p>794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6:59.999996" calcext:value-type="date">
            <text:p>2017-08-29 23:37: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385" calcext:value-type="float">
            <text:p>385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7:04.999995" calcext:value-type="date">
            <text:p>2017-08-29 23:37: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711" calcext:value-type="float">
            <text:p>711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37:09.999995" calcext:value-type="date">
            <text:p>2017-08-29 23:37: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842" calcext:value-type="float">
            <text:p>842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7:14.999995" calcext:value-type="date">
            <text:p>2017-08-29 23:37: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772" calcext:value-type="float">
            <text:p>772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37:19.999995" calcext:value-type="date">
            <text:p>2017-08-29 23:37: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71" calcext:value-type="float">
            <text:p>671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37:24.999994" calcext:value-type="date">
            <text:p>2017-08-29 23:37: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10" calcext:value-type="float">
            <text:p>610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7:29.999994" calcext:value-type="date">
            <text:p>2017-08-29 23:37:3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264" calcext:value-type="float">
            <text:p>264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37:34.999994" calcext:value-type="date">
            <text:p>2017-08-29 23:37: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316" calcext:value-type="float">
            <text:p>316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37:39.999994" calcext:value-type="date">
            <text:p>2017-08-29 23:37: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308" calcext:value-type="float">
            <text:p>308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37:44.999994" calcext:value-type="date">
            <text:p>2017-08-29 23:37: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841" calcext:value-type="float">
            <text:p>841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7:49.999994" calcext:value-type="date">
            <text:p>2017-08-29 23:37:5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543" calcext:value-type="float">
            <text:p>543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29T23:37:54.999994" calcext:value-type="date">
            <text:p>2017-08-29 23:37: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967" calcext:value-type="float">
            <text:p>967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37:59.999994" calcext:value-type="date">
            <text:p>2017-08-29 23:38: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679" calcext:value-type="float">
            <text:p>679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8:04.999994" calcext:value-type="date">
            <text:p>2017-08-29 23:38: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404" calcext:value-type="float">
            <text:p>404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8:09.999994" calcext:value-type="date">
            <text:p>2017-08-29 23:38: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891" calcext:value-type="float">
            <text:p>891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38:14.999994" calcext:value-type="date">
            <text:p>2017-08-29 23:38: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684" calcext:value-type="float">
            <text:p>684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8:19.999993" calcext:value-type="date">
            <text:p>2017-08-29 23:38:2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643" calcext:value-type="float">
            <text:p>643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38:24.999993" calcext:value-type="date">
            <text:p>2017-08-29 23:38: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8:29.999993" calcext:value-type="date">
            <text:p>2017-08-29 23:38:3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977" calcext:value-type="float">
            <text:p>977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38:34.999993" calcext:value-type="date">
            <text:p>2017-08-29 23:38: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667" calcext:value-type="float">
            <text:p>667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38:39.999992" calcext:value-type="date">
            <text:p>2017-08-29 23:38:4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294" calcext:value-type="float">
            <text:p>294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38:44.999992" calcext:value-type="date">
            <text:p>2017-08-29 23:38: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871" calcext:value-type="float">
            <text:p>871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38:49.999992" calcext:value-type="date">
            <text:p>2017-08-29 23:38:5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253" calcext:value-type="float">
            <text:p>253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38:54.999992" calcext:value-type="date">
            <text:p>2017-08-29 23:38: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79" calcext:value-type="float">
            <text:p>179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8:59.999992" calcext:value-type="date">
            <text:p>2017-08-29 23:39: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997" calcext:value-type="float">
            <text:p>997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39:04.999993" calcext:value-type="date">
            <text:p>2017-08-29 23:39: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39:09.999993" calcext:value-type="date">
            <text:p>2017-08-29 23:39: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888" calcext:value-type="float">
            <text:p>888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39:14.999992" calcext:value-type="date">
            <text:p>2017-08-29 23:39: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768" calcext:value-type="float">
            <text:p>768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9:19.999992" calcext:value-type="date">
            <text:p>2017-08-29 23:39:2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694" calcext:value-type="float">
            <text:p>694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9:24.999992" calcext:value-type="date">
            <text:p>2017-08-29 23:39: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39:29.999992" calcext:value-type="date">
            <text:p>2017-08-29 23:39:3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office:value-type="float" office:value="216" calcext:value-type="float">
            <text:p>216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29T23:39:34.999992" calcext:value-type="date">
            <text:p>2017-08-29 23:39:3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682" calcext:value-type="float">
            <text:p>682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39:39.999991" calcext:value-type="date">
            <text:p>2017-08-29 23:39:40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444" calcext:value-type="float">
            <text:p>444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9:44.999991" calcext:value-type="date">
            <text:p>2017-08-29 23:39:4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office:value-type="float" office:value="265" calcext:value-type="float">
            <text:p>265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9:49.999991" calcext:value-type="date">
            <text:p>2017-08-29 23:39:5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82" calcext:value-type="float">
            <text:p>682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9:54.999991" calcext:value-type="date">
            <text:p>2017-08-29 23:39:5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168" calcext:value-type="float">
            <text:p>168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39:59.999991" calcext:value-type="date">
            <text:p>2017-08-29 23:40: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983" calcext:value-type="float">
            <text:p>983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40:04.999992" calcext:value-type="date">
            <text:p>2017-08-29 23:40: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492" calcext:value-type="float">
            <text:p>492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40:09.999992" calcext:value-type="date">
            <text:p>2017-08-29 23:40: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361" calcext:value-type="float">
            <text:p>361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40:14.999991" calcext:value-type="date">
            <text:p>2017-08-29 23:40: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301" calcext:value-type="float">
            <text:p>301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29T23:40:19.999991" calcext:value-type="date">
            <text:p>2017-08-29 23:40:2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380" calcext:value-type="float">
            <text:p>380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40:24.999991" calcext:value-type="date">
            <text:p>2017-08-29 23:40: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  <table:table-cell office:value-type="float" office:value="625" calcext:value-type="float">
            <text:p>625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40:29.999991" calcext:value-type="date">
            <text:p>2017-08-29 23:40:3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864" calcext:value-type="float">
            <text:p>864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40:34.99999" calcext:value-type="date">
            <text:p>2017-08-29 23:40:3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842" calcext:value-type="float">
            <text:p>842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40:39.99999" calcext:value-type="date">
            <text:p>2017-08-29 23:40:4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8" calcext:value-type="float">
            <text:p>28</text:p>
          </table:table-cell>
          <table:table-cell office:value-type="float" office:value="323" calcext:value-type="float">
            <text:p>323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40:44.999991" calcext:value-type="date">
            <text:p>2017-08-29 23:40:4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office:value-type="float" office:value="504" calcext:value-type="float">
            <text:p>504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40:49.999991" calcext:value-type="date">
            <text:p>2017-08-29 23:40:5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office:value-type="float" office:value="243" calcext:value-type="float">
            <text:p>243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29T23:40:54.999991" calcext:value-type="date">
            <text:p>2017-08-29 23:40: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float" office:value="714" calcext:value-type="float">
            <text:p>714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40:59.999991" calcext:value-type="date">
            <text:p>2017-08-29 23:41: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840" calcext:value-type="float">
            <text:p>840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29T23:41:04.999991" calcext:value-type="date">
            <text:p>2017-08-29 23:41: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4" calcext:value-type="float">
            <text:p>44</text:p>
          </table:table-cell>
          <table:table-cell office:value-type="float" office:value="184" calcext:value-type="float">
            <text:p>184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41:09.99999" calcext:value-type="date">
            <text:p>2017-08-29 23:41: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1" calcext:value-type="float">
            <text:p>61</text:p>
          </table:table-cell>
          <table:table-cell office:value-type="float" office:value="712" calcext:value-type="float">
            <text:p>712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41:14.99999" calcext:value-type="date">
            <text:p>2017-08-29 23:41: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office:value-type="float" office:value="786" calcext:value-type="float">
            <text:p>786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29T23:41:19.99999" calcext:value-type="date">
            <text:p>2017-08-29 23:41:2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float" office:value="876" calcext:value-type="float">
            <text:p>876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41:24.99999" calcext:value-type="date">
            <text:p>2017-08-29 23:41: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office:value-type="float" office:value="485" calcext:value-type="float">
            <text:p>485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41:29.999989" calcext:value-type="date">
            <text:p>2017-08-29 23:41:3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357" calcext:value-type="float">
            <text:p>357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41:34.999989" calcext:value-type="date">
            <text:p>2017-08-29 23:41:3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float" office:value="583" calcext:value-type="float">
            <text:p>583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41:39.999989" calcext:value-type="date">
            <text:p>2017-08-29 23:41:4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9" calcext:value-type="float">
            <text:p>89</text:p>
          </table:table-cell>
          <table:table-cell office:value-type="float" office:value="395" calcext:value-type="float">
            <text:p>395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41:44.999989" calcext:value-type="date">
            <text:p>2017-08-29 23:41:4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41:49.999989" calcext:value-type="date">
            <text:p>2017-08-29 23:41:5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1" calcext:value-type="float">
            <text:p>51</text:p>
          </table:table-cell>
          <table:table-cell office:value-type="float" office:value="795" calcext:value-type="float">
            <text:p>795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41:54.999989" calcext:value-type="date">
            <text:p>2017-08-29 23:41: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602" calcext:value-type="float">
            <text:p>602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41:59.999989" calcext:value-type="date">
            <text:p>2017-08-29 23:42: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603" calcext:value-type="float">
            <text:p>603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42:04.999989" calcext:value-type="date">
            <text:p>2017-08-29 23:42:0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1" calcext:value-type="float">
            <text:p>91</text:p>
          </table:table-cell>
          <table:table-cell office:value-type="float" office:value="514" calcext:value-type="float">
            <text:p>514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42:09.999989" calcext:value-type="date">
            <text:p>2017-08-29 23:42: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" calcext:value-type="float">
            <text:p>16</text:p>
          </table:table-cell>
          <table:table-cell office:value-type="float" office:value="785" calcext:value-type="float">
            <text:p>785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42:14.999989" calcext:value-type="date">
            <text:p>2017-08-29 23:42: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float" office:value="643" calcext:value-type="float">
            <text:p>643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42:19.999989" calcext:value-type="date">
            <text:p>2017-08-29 23:42: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8" calcext:value-type="float">
            <text:p>88</text:p>
          </table:table-cell>
          <table:table-cell office:value-type="float" office:value="116" calcext:value-type="float">
            <text:p>116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42:24.999988" calcext:value-type="date">
            <text:p>2017-08-29 23:42: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6" calcext:value-type="float">
            <text:p>26</text:p>
          </table:table-cell>
          <table:table-cell office:value-type="float" office:value="937" calcext:value-type="float">
            <text:p>937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42:29.999988" calcext:value-type="date">
            <text:p>2017-08-29 23:42: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  <table:table-cell office:value-type="float" office:value="257" calcext:value-type="float">
            <text:p>257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42:34.999988" calcext:value-type="date">
            <text:p>2017-08-29 23:42: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770" calcext:value-type="float">
            <text:p>770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42:39.999988" calcext:value-type="date">
            <text:p>2017-08-29 23:42:4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904" calcext:value-type="float">
            <text:p>904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42:44.999989" calcext:value-type="date">
            <text:p>2017-08-29 23:42:4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42:49.999989" calcext:value-type="date">
            <text:p>2017-08-29 23:42:5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4" calcext:value-type="float">
            <text:p>34</text:p>
          </table:table-cell>
          <table:table-cell office:value-type="float" office:value="389" calcext:value-type="float">
            <text:p>389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42:54.999989" calcext:value-type="date">
            <text:p>2017-08-29 23:42:5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1" calcext:value-type="float">
            <text:p>81</text:p>
          </table:table-cell>
          <table:table-cell office:value-type="float" office:value="799" calcext:value-type="float">
            <text:p>799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42:59.999989" calcext:value-type="date">
            <text:p>2017-08-29 23:43: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1" calcext:value-type="float">
            <text:p>81</text:p>
          </table:table-cell>
          <table:table-cell office:value-type="float" office:value="725" calcext:value-type="float">
            <text:p>725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43:04.999989" calcext:value-type="date">
            <text:p>2017-08-29 23:43:0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" calcext:value-type="float">
            <text:p>25</text:p>
          </table:table-cell>
          <table:table-cell office:value-type="float" office:value="792" calcext:value-type="float">
            <text:p>792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43:09.999989" calcext:value-type="date">
            <text:p>2017-08-29 23:43:1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7" calcext:value-type="float">
            <text:p>67</text:p>
          </table:table-cell>
          <table:table-cell office:value-type="float" office:value="482" calcext:value-type="float">
            <text:p>482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43:14.999989" calcext:value-type="date">
            <text:p>2017-08-29 23:43:1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417" calcext:value-type="float">
            <text:p>417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43:19.999989" calcext:value-type="date">
            <text:p>2017-08-29 23:43:2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229" calcext:value-type="float">
            <text:p>229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43:24.999987" calcext:value-type="date">
            <text:p>2017-08-29 23:43:2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office:value-type="float" office:value="718" calcext:value-type="float">
            <text:p>718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43:29.999987" calcext:value-type="date">
            <text:p>2017-08-29 23:43:3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398" calcext:value-type="float">
            <text:p>398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43:34.999987" calcext:value-type="date">
            <text:p>2017-08-29 23:43: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office:value-type="float" office:value="976" calcext:value-type="float">
            <text:p>976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43:39.999987" calcext:value-type="date">
            <text:p>2017-08-29 23:43: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0" calcext:value-type="float">
            <text:p>60</text:p>
          </table:table-cell>
          <table:table-cell office:value-type="float" office:value="162" calcext:value-type="float">
            <text:p>162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43:44.999988" calcext:value-type="date">
            <text:p>2017-08-29 23:43:4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691" calcext:value-type="float">
            <text:p>691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43:49.999988" calcext:value-type="date">
            <text:p>2017-08-29 23:43:5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float" office:value="336" calcext:value-type="float">
            <text:p>336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43:54.999988" calcext:value-type="date">
            <text:p>2017-08-29 23:43:5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441" calcext:value-type="float">
            <text:p>441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43:59.999987" calcext:value-type="date">
            <text:p>2017-08-29 23:44: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543" calcext:value-type="float">
            <text:p>543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44:04.999987" calcext:value-type="date">
            <text:p>2017-08-29 23:44:0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3" calcext:value-type="float">
            <text:p>93</text:p>
          </table:table-cell>
          <table:table-cell office:value-type="float" office:value="704" calcext:value-type="float">
            <text:p>704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44:09.999987" calcext:value-type="date">
            <text:p>2017-08-29 23:44:1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" calcext:value-type="float">
            <text:p>26</text:p>
          </table:table-cell>
          <table:table-cell office:value-type="float" office:value="343" calcext:value-type="float">
            <text:p>343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44:14.999987" calcext:value-type="date">
            <text:p>2017-08-29 23:44:1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44:19.999986" calcext:value-type="date">
            <text:p>2017-08-29 23:44:2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8" calcext:value-type="float">
            <text:p>48</text:p>
          </table:table-cell>
          <table:table-cell office:value-type="float" office:value="918" calcext:value-type="float">
            <text:p>918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44:24.999986" calcext:value-type="date">
            <text:p>2017-08-29 23:44: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9" calcext:value-type="float">
            <text:p>99</text:p>
          </table:table-cell>
          <table:table-cell office:value-type="float" office:value="590" calcext:value-type="float">
            <text:p>590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44:29.999986" calcext:value-type="date">
            <text:p>2017-08-29 23:44:3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2" calcext:value-type="float">
            <text:p>22</text:p>
          </table:table-cell>
          <table:table-cell office:value-type="float" office:value="946" calcext:value-type="float">
            <text:p>946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44:34.999986" calcext:value-type="date">
            <text:p>2017-08-29 23:44:3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1" calcext:value-type="float">
            <text:p>41</text:p>
          </table:table-cell>
          <table:table-cell office:value-type="float" office:value="255" calcext:value-type="float">
            <text:p>255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29T23:44:39.999985" calcext:value-type="date">
            <text:p>2017-08-29 23:44:4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office:value-type="float" office:value="205" calcext:value-type="float">
            <text:p>205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29T23:44:44.999986" calcext:value-type="date">
            <text:p>2017-08-29 23:44:4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5" calcext:value-type="float">
            <text:p>65</text:p>
          </table:table-cell>
          <table:table-cell office:value-type="float" office:value="544" calcext:value-type="float">
            <text:p>544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44:49.999986" calcext:value-type="date">
            <text:p>2017-08-29 23:44:5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7" calcext:value-type="float">
            <text:p>57</text:p>
          </table:table-cell>
          <table:table-cell office:value-type="float" office:value="952" calcext:value-type="float">
            <text:p>952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44:54.999986" calcext:value-type="date">
            <text:p>2017-08-29 23:44: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44:59.999986" calcext:value-type="date">
            <text:p>2017-08-29 23:45: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3" calcext:value-type="float">
            <text:p>93</text:p>
          </table:table-cell>
          <table:table-cell office:value-type="float" office:value="897" calcext:value-type="float">
            <text:p>897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45:04.999986" calcext:value-type="date">
            <text:p>2017-08-29 23:45: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6" calcext:value-type="float">
            <text:p>56</text:p>
          </table:table-cell>
          <table:table-cell office:value-type="float" office:value="694" calcext:value-type="float">
            <text:p>694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45:09.999986" calcext:value-type="date">
            <text:p>2017-08-29 23:45:1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" calcext:value-type="float">
            <text:p>14</text:p>
          </table:table-cell>
          <table:table-cell office:value-type="float" office:value="535" calcext:value-type="float">
            <text:p>535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45:14.999985" calcext:value-type="date">
            <text:p>2017-08-29 23:45: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8" calcext:value-type="float">
            <text:p>48</text:p>
          </table:table-cell>
          <table:table-cell office:value-type="float" office:value="415" calcext:value-type="float">
            <text:p>415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45:19.999985" calcext:value-type="date">
            <text:p>2017-08-29 23:45:2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3" calcext:value-type="float">
            <text:p>33</text:p>
          </table:table-cell>
          <table:table-cell office:value-type="float" office:value="346" calcext:value-type="float">
            <text:p>346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45:24.999985" calcext:value-type="date">
            <text:p>2017-08-29 23:45:2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8" calcext:value-type="float">
            <text:p>98</text:p>
          </table:table-cell>
          <table:table-cell office:value-type="float" office:value="854" calcext:value-type="float">
            <text:p>854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29T23:45:29.999985" calcext:value-type="date">
            <text:p>2017-08-29 23:45:3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9" calcext:value-type="float">
            <text:p>89</text:p>
          </table:table-cell>
          <table:table-cell office:value-type="float" office:value="768" calcext:value-type="float">
            <text:p>768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45:34.999985" calcext:value-type="date">
            <text:p>2017-08-29 23:45:3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5" calcext:value-type="float">
            <text:p>95</text:p>
          </table:table-cell>
          <table:table-cell office:value-type="float" office:value="272" calcext:value-type="float">
            <text:p>272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45:39.999985" calcext:value-type="date">
            <text:p>2017-08-29 23:45:4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4" calcext:value-type="float">
            <text:p>24</text:p>
          </table:table-cell>
          <table:table-cell office:value-type="float" office:value="514" calcext:value-type="float">
            <text:p>514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45:44.999986" calcext:value-type="date">
            <text:p>2017-08-29 23:45:4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6" calcext:value-type="float">
            <text:p>96</text:p>
          </table:table-cell>
          <table:table-cell office:value-type="float" office:value="597" calcext:value-type="float">
            <text:p>597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29T23:45:49.999985" calcext:value-type="date">
            <text:p>2017-08-29 23:45:5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0" calcext:value-type="float">
            <text:p>80</text:p>
          </table:table-cell>
          <table:table-cell office:value-type="float" office:value="648" calcext:value-type="float">
            <text:p>648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45:54.999985" calcext:value-type="date">
            <text:p>2017-08-29 23:45:5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6" calcext:value-type="float">
            <text:p>76</text:p>
          </table:table-cell>
          <table:table-cell office:value-type="float" office:value="825" calcext:value-type="float">
            <text:p>825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45:59.999985" calcext:value-type="date">
            <text:p>2017-08-29 23:46: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5" calcext:value-type="float">
            <text:p>45</text:p>
          </table:table-cell>
          <table:table-cell office:value-type="float" office:value="607" calcext:value-type="float">
            <text:p>607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29T23:46:04.999986" calcext:value-type="date">
            <text:p>2017-08-29 23:46: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6" calcext:value-type="float">
            <text:p>56</text:p>
          </table:table-cell>
          <table:table-cell office:value-type="float" office:value="735" calcext:value-type="float">
            <text:p>735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46:09.999986" calcext:value-type="date">
            <text:p>2017-08-29 23:46:1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  <table:table-cell office:value-type="float" office:value="947" calcext:value-type="float">
            <text:p>947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46:14.999984" calcext:value-type="date">
            <text:p>2017-08-29 23:46:1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5" calcext:value-type="float">
            <text:p>35</text:p>
          </table:table-cell>
          <table:table-cell office:value-type="float" office:value="940" calcext:value-type="float">
            <text:p>940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46:19.999984" calcext:value-type="date">
            <text:p>2017-08-29 23:46:2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4" calcext:value-type="float">
            <text:p>34</text:p>
          </table:table-cell>
          <table:table-cell office:value-type="float" office:value="183" calcext:value-type="float">
            <text:p>183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46:24.999984" calcext:value-type="date">
            <text:p>2017-08-29 23:46:2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float" office:value="275" calcext:value-type="float">
            <text:p>275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46:29.999984" calcext:value-type="date">
            <text:p>2017-08-29 23:46:3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4" calcext:value-type="float">
            <text:p>34</text:p>
          </table:table-cell>
          <table:table-cell office:value-type="float" office:value="879" calcext:value-type="float">
            <text:p>879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46:34.999984" calcext:value-type="date">
            <text:p>2017-08-29 23:46:3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office:value-type="float" office:value="664" calcext:value-type="float">
            <text:p>664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46:39.999984" calcext:value-type="date">
            <text:p>2017-08-29 23:46:4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0" calcext:value-type="float">
            <text:p>70</text:p>
          </table:table-cell>
          <table:table-cell office:value-type="float" office:value="899" calcext:value-type="float">
            <text:p>899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29T23:46:44.999985" calcext:value-type="date">
            <text:p>2017-08-29 23:46:4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413" calcext:value-type="float">
            <text:p>413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46:49.999984" calcext:value-type="date">
            <text:p>2017-08-29 23:46:5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1" calcext:value-type="float">
            <text:p>41</text:p>
          </table:table-cell>
          <table:table-cell office:value-type="float" office:value="361" calcext:value-type="float">
            <text:p>361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46:54.999984" calcext:value-type="date">
            <text:p>2017-08-29 23:46:5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767" calcext:value-type="float">
            <text:p>767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46:59.999984" calcext:value-type="date">
            <text:p>2017-08-29 23:47: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29T23:47:04.999984" calcext:value-type="date">
            <text:p>2017-08-29 23:47: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9" calcext:value-type="float">
            <text:p>59</text:p>
          </table:table-cell>
          <table:table-cell office:value-type="float" office:value="546" calcext:value-type="float">
            <text:p>546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47:09.999983" calcext:value-type="date">
            <text:p>2017-08-29 23:47:1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5" calcext:value-type="float">
            <text:p>65</text:p>
          </table:table-cell>
          <table:table-cell office:value-type="float" office:value="825" calcext:value-type="float">
            <text:p>825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47:14.999983" calcext:value-type="date">
            <text:p>2017-08-29 23:47:1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office:value-type="float" office:value="437" calcext:value-type="float">
            <text:p>437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47:19.999983" calcext:value-type="date">
            <text:p>2017-08-29 23:47:2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6" calcext:value-type="float">
            <text:p>16</text:p>
          </table:table-cell>
          <table:table-cell office:value-type="float" office:value="568" calcext:value-type="float">
            <text:p>568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47:24.999983" calcext:value-type="date">
            <text:p>2017-08-29 23:47:2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5" calcext:value-type="float">
            <text:p>45</text:p>
          </table:table-cell>
          <table:table-cell office:value-type="float" office:value="780" calcext:value-type="float">
            <text:p>780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47:29.999983" calcext:value-type="date">
            <text:p>2017-08-29 23:47:3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3" calcext:value-type="float">
            <text:p>33</text:p>
          </table:table-cell>
          <table:table-cell office:value-type="float" office:value="677" calcext:value-type="float">
            <text:p>677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47:34.999983" calcext:value-type="date">
            <text:p>2017-08-29 23:47:3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" calcext:value-type="float">
            <text:p>12</text:p>
          </table:table-cell>
          <table:table-cell office:value-type="float" office:value="216" calcext:value-type="float">
            <text:p>216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29T23:47:39.999983" calcext:value-type="date">
            <text:p>2017-08-29 23:47:4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9" calcext:value-type="float">
            <text:p>29</text:p>
          </table:table-cell>
          <table:table-cell office:value-type="float" office:value="229" calcext:value-type="float">
            <text:p>229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47:44.999983" calcext:value-type="date">
            <text:p>2017-08-29 23:47: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47:49.999983" calcext:value-type="date">
            <text:p>2017-08-29 23:47:5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" calcext:value-type="float">
            <text:p>19</text:p>
          </table:table-cell>
          <table:table-cell office:value-type="float" office:value="925" calcext:value-type="float">
            <text:p>925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47:54.999983" calcext:value-type="date">
            <text:p>2017-08-29 23:47:5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0" calcext:value-type="float">
            <text:p>90</text:p>
          </table:table-cell>
          <table:table-cell office:value-type="float" office:value="601" calcext:value-type="float">
            <text:p>601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47:59.999983" calcext:value-type="date">
            <text:p>2017-08-29 23:48: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" calcext:value-type="float">
            <text:p>11</text:p>
          </table:table-cell>
          <table:table-cell office:value-type="float" office:value="520" calcext:value-type="float">
            <text:p>520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48:04.999982" calcext:value-type="date">
            <text:p>2017-08-29 23:48:0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48:09.999982" calcext:value-type="date">
            <text:p>2017-08-29 23:48:1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office:value-type="float" office:value="478" calcext:value-type="float">
            <text:p>478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29T23:48:14.999982" calcext:value-type="date">
            <text:p>2017-08-29 23:48:1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1" calcext:value-type="float">
            <text:p>51</text:p>
          </table:table-cell>
          <table:table-cell office:value-type="float" office:value="358" calcext:value-type="float">
            <text:p>358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48:19.999982" calcext:value-type="date">
            <text:p>2017-08-29 23:48:2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2" calcext:value-type="float">
            <text:p>92</text:p>
          </table:table-cell>
          <table:table-cell office:value-type="float" office:value="377" calcext:value-type="float">
            <text:p>377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48:24.999982" calcext:value-type="date">
            <text:p>2017-08-29 23:48: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3" calcext:value-type="float">
            <text:p>93</text:p>
          </table:table-cell>
          <table:table-cell office:value-type="float" office:value="338" calcext:value-type="float">
            <text:p>338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48:29.999982" calcext:value-type="date">
            <text:p>2017-08-29 23:48:3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759" calcext:value-type="float">
            <text:p>759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29T23:48:34.999982" calcext:value-type="date">
            <text:p>2017-08-29 23:48: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8" calcext:value-type="float">
            <text:p>58</text:p>
          </table:table-cell>
          <table:table-cell office:value-type="float" office:value="660" calcext:value-type="float">
            <text:p>660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48:39.999982" calcext:value-type="date">
            <text:p>2017-08-29 23:48:4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6" calcext:value-type="float">
            <text:p>76</text:p>
          </table:table-cell>
          <table:table-cell office:value-type="float" office:value="245" calcext:value-type="float">
            <text:p>245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48:44.999982" calcext:value-type="date">
            <text:p>2017-08-29 23:48:4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4" calcext:value-type="float">
            <text:p>24</text:p>
          </table:table-cell>
          <table:table-cell office:value-type="float" office:value="136" calcext:value-type="float">
            <text:p>136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48:49.999982" calcext:value-type="date">
            <text:p>2017-08-29 23:48:5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2" calcext:value-type="float">
            <text:p>62</text:p>
          </table:table-cell>
          <table:table-cell office:value-type="float" office:value="831" calcext:value-type="float">
            <text:p>831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48:54.999982" calcext:value-type="date">
            <text:p>2017-08-29 23:48:5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0" calcext:value-type="float">
            <text:p>30</text:p>
          </table:table-cell>
          <table:table-cell office:value-type="float" office:value="680" calcext:value-type="float">
            <text:p>680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48:59.999982" calcext:value-type="date">
            <text:p>2017-08-29 23:49: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9" calcext:value-type="float">
            <text:p>99</text:p>
          </table:table-cell>
          <table:table-cell office:value-type="float" office:value="309" calcext:value-type="float">
            <text:p>309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49:04.999981" calcext:value-type="date">
            <text:p>2017-08-29 23:49: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7" calcext:value-type="float">
            <text:p>57</text:p>
          </table:table-cell>
          <table:table-cell office:value-type="float" office:value="818" calcext:value-type="float">
            <text:p>818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49:09.999981" calcext:value-type="date">
            <text:p>2017-08-29 23:49:1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2" calcext:value-type="float">
            <text:p>22</text:p>
          </table:table-cell>
          <table:table-cell office:value-type="float" office:value="731" calcext:value-type="float">
            <text:p>731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49:14.999981" calcext:value-type="date">
            <text:p>2017-08-29 23:49:1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4" calcext:value-type="float">
            <text:p>34</text:p>
          </table:table-cell>
          <table:table-cell office:value-type="float" office:value="668" calcext:value-type="float">
            <text:p>668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49:19.999981" calcext:value-type="date">
            <text:p>2017-08-29 23:49:2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2" calcext:value-type="float">
            <text:p>52</text:p>
          </table:table-cell>
          <table:table-cell office:value-type="float" office:value="290" calcext:value-type="float">
            <text:p>290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49:24.999981" calcext:value-type="date">
            <text:p>2017-08-29 23:49: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2" calcext:value-type="float">
            <text:p>92</text:p>
          </table:table-cell>
          <table:table-cell office:value-type="float" office:value="940" calcext:value-type="float">
            <text:p>940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49:29.999981" calcext:value-type="date">
            <text:p>2017-08-29 23:49:3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4" calcext:value-type="float">
            <text:p>34</text:p>
          </table:table-cell>
          <table:table-cell office:value-type="float" office:value="195" calcext:value-type="float">
            <text:p>195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49:34.999981" calcext:value-type="date">
            <text:p>2017-08-29 23:49:3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49:39.999981" calcext:value-type="date">
            <text:p>2017-08-29 23:49:4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49:44.999981" calcext:value-type="date">
            <text:p>2017-08-29 23:49:4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" calcext:value-type="float">
            <text:p>8</text:p>
          </table:table-cell>
          <table:table-cell office:value-type="float" office:value="826" calcext:value-type="float">
            <text:p>826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49:49.999981" calcext:value-type="date">
            <text:p>2017-08-29 23:49:5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49:54.999981" calcext:value-type="date">
            <text:p>2017-08-29 23:49:5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9" calcext:value-type="float">
            <text:p>69</text:p>
          </table:table-cell>
          <table:table-cell office:value-type="float" office:value="409" calcext:value-type="float">
            <text:p>409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49:59.99998" calcext:value-type="date">
            <text:p>2017-08-29 23:50: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office:value-type="float" office:value="772" calcext:value-type="float">
            <text:p>772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50:04.99998" calcext:value-type="date">
            <text:p>2017-08-29 23:50:0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float" office:value="947" calcext:value-type="float">
            <text:p>947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0:09.99998" calcext:value-type="date">
            <text:p>2017-08-29 23:50:1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50:14.99998" calcext:value-type="date">
            <text:p>2017-08-29 23:50: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7" calcext:value-type="float">
            <text:p>47</text:p>
          </table:table-cell>
          <table:table-cell office:value-type="float" office:value="476" calcext:value-type="float">
            <text:p>476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50:19.99998" calcext:value-type="date">
            <text:p>2017-08-29 23:50:2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50:24.99998" calcext:value-type="date">
            <text:p>2017-08-29 23:50:2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0:29.99998" calcext:value-type="date">
            <text:p>2017-08-29 23:50:3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0:34.99998" calcext:value-type="date">
            <text:p>2017-08-29 23:50:3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8" calcext:value-type="float">
            <text:p>28</text:p>
          </table:table-cell>
          <table:table-cell office:value-type="float" office:value="216" calcext:value-type="float">
            <text:p>216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0:39.99998" calcext:value-type="date">
            <text:p>2017-08-29 23:50:4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office:value-type="float" office:value="543" calcext:value-type="float">
            <text:p>543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50:44.99998" calcext:value-type="date">
            <text:p>2017-08-29 23:50:4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50:49.99998" calcext:value-type="date">
            <text:p>2017-08-29 23:50:5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3" calcext:value-type="float">
            <text:p>83</text:p>
          </table:table-cell>
          <table:table-cell office:value-type="float" office:value="551" calcext:value-type="float">
            <text:p>551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50:54.999979" calcext:value-type="date">
            <text:p>2017-08-29 23:50:5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8" calcext:value-type="float">
            <text:p>88</text:p>
          </table:table-cell>
          <table:table-cell office:value-type="float" office:value="434" calcext:value-type="float">
            <text:p>434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0:59.999979" calcext:value-type="date">
            <text:p>2017-08-29 23:51: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0" calcext:value-type="float">
            <text:p>50</text:p>
          </table:table-cell>
          <table:table-cell office:value-type="float" office:value="452" calcext:value-type="float">
            <text:p>452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51:04.999979" calcext:value-type="date">
            <text:p>2017-08-29 23:51:0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2" calcext:value-type="float">
            <text:p>32</text:p>
          </table:table-cell>
          <table:table-cell office:value-type="float" office:value="933" calcext:value-type="float">
            <text:p>933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29T23:51:09.999979" calcext:value-type="date">
            <text:p>2017-08-29 23:51:1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2" calcext:value-type="float">
            <text:p>72</text:p>
          </table:table-cell>
          <table:table-cell office:value-type="float" office:value="123" calcext:value-type="float">
            <text:p>123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51:14.999979" calcext:value-type="date">
            <text:p>2017-08-29 23:51:1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" calcext:value-type="float">
            <text:p>19</text:p>
          </table:table-cell>
          <table:table-cell office:value-type="float" office:value="859" calcext:value-type="float">
            <text:p>859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51:19.999979" calcext:value-type="date">
            <text:p>2017-08-29 23:51:2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6" calcext:value-type="float">
            <text:p>46</text:p>
          </table:table-cell>
          <table:table-cell office:value-type="float" office:value="869" calcext:value-type="float">
            <text:p>869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1:24.999979" calcext:value-type="date">
            <text:p>2017-08-29 23:51:2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51:29.999979" calcext:value-type="date">
            <text:p>2017-08-29 23:51:3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4" calcext:value-type="float">
            <text:p>54</text:p>
          </table:table-cell>
          <table:table-cell office:value-type="float" office:value="970" calcext:value-type="float">
            <text:p>970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1:34.999979" calcext:value-type="date">
            <text:p>2017-08-29 23:51:3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7" calcext:value-type="float">
            <text:p>87</text:p>
          </table:table-cell>
          <table:table-cell office:value-type="float" office:value="258" calcext:value-type="float">
            <text:p>258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51:39.999979" calcext:value-type="date">
            <text:p>2017-08-29 23:51:4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51:44.999979" calcext:value-type="date">
            <text:p>2017-08-29 23:51:4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1" calcext:value-type="float">
            <text:p>61</text:p>
          </table:table-cell>
          <table:table-cell office:value-type="float" office:value="370" calcext:value-type="float">
            <text:p>370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51:49.999978" calcext:value-type="date">
            <text:p>2017-08-29 23:51:5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9" calcext:value-type="float">
            <text:p>89</text:p>
          </table:table-cell>
          <table:table-cell office:value-type="float" office:value="445" calcext:value-type="float">
            <text:p>445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51:54.999978" calcext:value-type="date">
            <text:p>2017-08-29 23:51: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5" calcext:value-type="float">
            <text:p>95</text:p>
          </table:table-cell>
          <table:table-cell office:value-type="float" office:value="982" calcext:value-type="float">
            <text:p>982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51:59.999978" calcext:value-type="date">
            <text:p>2017-08-29 23:52: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966" calcext:value-type="float">
            <text:p>966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2:04.999979" calcext:value-type="date">
            <text:p>2017-08-29 23:52:0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3" calcext:value-type="float">
            <text:p>53</text:p>
          </table:table-cell>
          <table:table-cell office:value-type="float" office:value="829" calcext:value-type="float">
            <text:p>829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29T23:52:09.999979" calcext:value-type="date">
            <text:p>2017-08-29 23:52:1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" calcext:value-type="float">
            <text:p>24</text:p>
          </table:table-cell>
          <table:table-cell office:value-type="float" office:value="531" calcext:value-type="float">
            <text:p>531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2:14.999977" calcext:value-type="date">
            <text:p>2017-08-29 23:52:1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2:19.999977" calcext:value-type="date">
            <text:p>2017-08-29 23:52:2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52:24.999977" calcext:value-type="date">
            <text:p>2017-08-29 23:52:2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7" calcext:value-type="float">
            <text:p>77</text:p>
          </table:table-cell>
          <table:table-cell office:value-type="float" office:value="401" calcext:value-type="float">
            <text:p>401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52:29.999977" calcext:value-type="date">
            <text:p>2017-08-29 23:52:3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0" calcext:value-type="float">
            <text:p>60</text:p>
          </table:table-cell>
          <table:table-cell office:value-type="float" office:value="981" calcext:value-type="float">
            <text:p>981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52:34.999977" calcext:value-type="date">
            <text:p>2017-08-29 23:52:3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9" calcext:value-type="float">
            <text:p>49</text:p>
          </table:table-cell>
          <table:table-cell office:value-type="float" office:value="313" calcext:value-type="float">
            <text:p>313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52:39.999977" calcext:value-type="date">
            <text:p>2017-08-29 23:52:4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1" calcext:value-type="float">
            <text:p>71</text:p>
          </table:table-cell>
          <table:table-cell office:value-type="float" office:value="196" calcext:value-type="float">
            <text:p>196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52:44.999978" calcext:value-type="date">
            <text:p>2017-08-29 23:52: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5" calcext:value-type="float">
            <text:p>65</text:p>
          </table:table-cell>
          <table:table-cell office:value-type="float" office:value="994" calcext:value-type="float">
            <text:p>994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2:49.999977" calcext:value-type="date">
            <text:p>2017-08-29 23:52:5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9" calcext:value-type="float">
            <text:p>39</text:p>
          </table:table-cell>
          <table:table-cell office:value-type="float" office:value="766" calcext:value-type="float">
            <text:p>766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52:54.999977" calcext:value-type="date">
            <text:p>2017-08-29 23:52:5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 office:value-type="float" office:value="226" calcext:value-type="float">
            <text:p>226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52:59.999977" calcext:value-type="date">
            <text:p>2017-08-29 23:53: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7" calcext:value-type="float">
            <text:p>87</text:p>
          </table:table-cell>
          <table:table-cell office:value-type="float" office:value="278" calcext:value-type="float">
            <text:p>278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53:04.999978" calcext:value-type="date">
            <text:p>2017-08-29 23:53:0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7" calcext:value-type="float">
            <text:p>87</text:p>
          </table:table-cell>
          <table:table-cell office:value-type="float" office:value="935" calcext:value-type="float">
            <text:p>935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53:09.999976" calcext:value-type="date">
            <text:p>2017-08-29 23:53: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397" calcext:value-type="float">
            <text:p>397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3:14.999976" calcext:value-type="date">
            <text:p>2017-08-29 23:53: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7" calcext:value-type="float">
            <text:p>67</text:p>
          </table:table-cell>
          <table:table-cell office:value-type="float" office:value="188" calcext:value-type="float">
            <text:p>188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53:19.999976" calcext:value-type="date">
            <text:p>2017-08-29 23:53:2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3" calcext:value-type="float">
            <text:p>93</text:p>
          </table:table-cell>
          <table:table-cell office:value-type="float" office:value="757" calcext:value-type="float">
            <text:p>757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53:24.999976" calcext:value-type="date">
            <text:p>2017-08-29 23:53: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8" calcext:value-type="float">
            <text:p>18</text:p>
          </table:table-cell>
          <table:table-cell office:value-type="float" office:value="917" calcext:value-type="float">
            <text:p>917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29T23:53:29.999976" calcext:value-type="date">
            <text:p>2017-08-29 23:53:3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53:34.999976" calcext:value-type="date">
            <text:p>2017-08-29 23:53:3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7" calcext:value-type="float">
            <text:p>97</text:p>
          </table:table-cell>
          <table:table-cell office:value-type="float" office:value="592" calcext:value-type="float">
            <text:p>592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53:39.999976" calcext:value-type="date">
            <text:p>2017-08-29 23:53:4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8" calcext:value-type="float">
            <text:p>68</text:p>
          </table:table-cell>
          <table:table-cell office:value-type="float" office:value="979" calcext:value-type="float">
            <text:p>979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29T23:53:44.999976" calcext:value-type="date">
            <text:p>2017-08-29 23:53:4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2" calcext:value-type="float">
            <text:p>82</text:p>
          </table:table-cell>
          <table:table-cell office:value-type="float" office:value="719" calcext:value-type="float">
            <text:p>719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3:49.999976" calcext:value-type="date">
            <text:p>2017-08-29 23:53:5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0" calcext:value-type="float">
            <text:p>90</text:p>
          </table:table-cell>
          <table:table-cell office:value-type="float" office:value="673" calcext:value-type="float">
            <text:p>673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53:54.999976" calcext:value-type="date">
            <text:p>2017-08-29 23:53:5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6" calcext:value-type="float">
            <text:p>76</text:p>
          </table:table-cell>
          <table:table-cell office:value-type="float" office:value="995" calcext:value-type="float">
            <text:p>995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29T23:53:59.999976" calcext:value-type="date">
            <text:p>2017-08-29 23:54: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" calcext:value-type="float">
            <text:p>21</text:p>
          </table:table-cell>
          <table:table-cell office:value-type="float" office:value="251" calcext:value-type="float">
            <text:p>251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54:04.999975" calcext:value-type="date">
            <text:p>2017-08-29 23:54:0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7" calcext:value-type="float">
            <text:p>87</text:p>
          </table:table-cell>
          <table:table-cell office:value-type="float" office:value="500" calcext:value-type="float">
            <text:p>500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54:09.999975" calcext:value-type="date">
            <text:p>2017-08-29 23:54:1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4:14.999975" calcext:value-type="date">
            <text:p>2017-08-29 23:54:1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2" calcext:value-type="float">
            <text:p>22</text:p>
          </table:table-cell>
          <table:table-cell office:value-type="float" office:value="681" calcext:value-type="float">
            <text:p>681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4:19.999975" calcext:value-type="date">
            <text:p>2017-08-29 23:54:2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" calcext:value-type="float">
            <text:p>6</text:p>
          </table:table-cell>
          <table:table-cell office:value-type="float" office:value="988" calcext:value-type="float">
            <text:p>988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54:24.999975" calcext:value-type="date">
            <text:p>2017-08-29 23:54: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8" calcext:value-type="float">
            <text:p>68</text:p>
          </table:table-cell>
          <table:table-cell office:value-type="float" office:value="675" calcext:value-type="float">
            <text:p>675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54:29.999975" calcext:value-type="date">
            <text:p>2017-08-29 23:54:3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" calcext:value-type="float">
            <text:p>8</text:p>
          </table:table-cell>
          <table:table-cell office:value-type="float" office:value="619" calcext:value-type="float">
            <text:p>619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54:34.999975" calcext:value-type="date">
            <text:p>2017-08-29 23:54:3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1" calcext:value-type="float">
            <text:p>91</text:p>
          </table:table-cell>
          <table:table-cell office:value-type="float" office:value="898" calcext:value-type="float">
            <text:p>898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54:39.999975" calcext:value-type="date">
            <text:p>2017-08-29 23:54:4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8" calcext:value-type="float">
            <text:p>48</text:p>
          </table:table-cell>
          <table:table-cell office:value-type="float" office:value="454" calcext:value-type="float">
            <text:p>454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54:44.999975" calcext:value-type="date">
            <text:p>2017-08-29 23:54:4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2" calcext:value-type="float">
            <text:p>32</text:p>
          </table:table-cell>
          <table:table-cell office:value-type="float" office:value="431" calcext:value-type="float">
            <text:p>431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54:49.999975" calcext:value-type="date">
            <text:p>2017-08-29 23:54:5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" calcext:value-type="float">
            <text:p>9</text:p>
          </table:table-cell>
          <table:table-cell office:value-type="float" office:value="387" calcext:value-type="float">
            <text:p>387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29T23:54:54.999975" calcext:value-type="date">
            <text:p>2017-08-29 23:54:5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8" calcext:value-type="float">
            <text:p>78</text:p>
          </table:table-cell>
          <table:table-cell office:value-type="float" office:value="714" calcext:value-type="float">
            <text:p>714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54:59.999975" calcext:value-type="date">
            <text:p>2017-08-29 23:55: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9" calcext:value-type="float">
            <text:p>79</text:p>
          </table:table-cell>
          <table:table-cell office:value-type="float" office:value="529" calcext:value-type="float">
            <text:p>529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5:04.999974" calcext:value-type="date">
            <text:p>2017-08-29 23:55:0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5" calcext:value-type="float">
            <text:p>85</text:p>
          </table:table-cell>
          <table:table-cell office:value-type="float" office:value="887" calcext:value-type="float">
            <text:p>887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5:09.999974" calcext:value-type="date">
            <text:p>2017-08-29 23:55:1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8" calcext:value-type="float">
            <text:p>78</text:p>
          </table:table-cell>
          <table:table-cell office:value-type="float" office:value="788" calcext:value-type="float">
            <text:p>788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55:14.999974" calcext:value-type="date">
            <text:p>2017-08-29 23:55:1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55:19.999974" calcext:value-type="date">
            <text:p>2017-08-29 23:55:2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9" calcext:value-type="float">
            <text:p>99</text:p>
          </table:table-cell>
          <table:table-cell office:value-type="float" office:value="297" calcext:value-type="float">
            <text:p>297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55:24.999974" calcext:value-type="date">
            <text:p>2017-08-29 23:55:2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office:value-type="float" office:value="346" calcext:value-type="float">
            <text:p>346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55:29.999974" calcext:value-type="date">
            <text:p>2017-08-29 23:55:3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6" calcext:value-type="float">
            <text:p>16</text:p>
          </table:table-cell>
          <table:table-cell office:value-type="float" office:value="608" calcext:value-type="float">
            <text:p>608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5:34.999974" calcext:value-type="date">
            <text:p>2017-08-29 23:55:3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5" calcext:value-type="float">
            <text:p>55</text:p>
          </table:table-cell>
          <table:table-cell office:value-type="float" office:value="814" calcext:value-type="float">
            <text:p>814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55:39.999974" calcext:value-type="date">
            <text:p>2017-08-29 23:55:4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9" calcext:value-type="float">
            <text:p>29</text:p>
          </table:table-cell>
          <table:table-cell office:value-type="float" office:value="696" calcext:value-type="float">
            <text:p>696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29T23:55:44.999974" calcext:value-type="date">
            <text:p>2017-08-29 23:55:4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3" calcext:value-type="float">
            <text:p>93</text:p>
          </table:table-cell>
          <table:table-cell office:value-type="float" office:value="934" calcext:value-type="float">
            <text:p>934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5:49.999974" calcext:value-type="date">
            <text:p>2017-08-29 23:55:5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8" calcext:value-type="float">
            <text:p>78</text:p>
          </table:table-cell>
          <table:table-cell office:value-type="float" office:value="942" calcext:value-type="float">
            <text:p>942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55:54.999974" calcext:value-type="date">
            <text:p>2017-08-29 23:55:5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82" calcext:value-type="float">
            <text:p>82</text:p>
          </table:table-cell>
          <table:table-cell office:value-type="float" office:value="855" calcext:value-type="float">
            <text:p>855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5:59.999973" calcext:value-type="date">
            <text:p>2017-08-29 23:56: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float" office:value="902" calcext:value-type="float">
            <text:p>902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6:04.999974" calcext:value-type="date">
            <text:p>2017-08-29 23:56:0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" calcext:value-type="float">
            <text:p>16</text:p>
          </table:table-cell>
          <table:table-cell office:value-type="float" office:value="583" calcext:value-type="float">
            <text:p>583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56:09.999974" calcext:value-type="date">
            <text:p>2017-08-29 23:56:1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7" calcext:value-type="float">
            <text:p>67</text:p>
          </table:table-cell>
          <table:table-cell office:value-type="float" office:value="662" calcext:value-type="float">
            <text:p>662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6:14.999974" calcext:value-type="date">
            <text:p>2017-08-29 23:56:1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7" calcext:value-type="float">
            <text:p>57</text:p>
          </table:table-cell>
          <table:table-cell office:value-type="float" office:value="901" calcext:value-type="float">
            <text:p>901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6:19.999974" calcext:value-type="date">
            <text:p>2017-08-29 23:56:2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4" calcext:value-type="float">
            <text:p>94</text:p>
          </table:table-cell>
          <table:table-cell office:value-type="float" office:value="556" calcext:value-type="float">
            <text:p>556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56:24.999974" calcext:value-type="date">
            <text:p>2017-08-29 23:56:2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3" calcext:value-type="float">
            <text:p>33</text:p>
          </table:table-cell>
          <table:table-cell office:value-type="float" office:value="618" calcext:value-type="float">
            <text:p>618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56:29.999974" calcext:value-type="date">
            <text:p>2017-08-29 23:56:3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56:34.999973" calcext:value-type="date">
            <text:p>2017-08-29 23:56:3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6" calcext:value-type="float">
            <text:p>56</text:p>
          </table:table-cell>
          <table:table-cell office:value-type="float" office:value="564" calcext:value-type="float">
            <text:p>564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56:39.999973" calcext:value-type="date">
            <text:p>2017-08-29 23:56:4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2" calcext:value-type="float">
            <text:p>22</text:p>
          </table:table-cell>
          <table:table-cell office:value-type="float" office:value="794" calcext:value-type="float">
            <text:p>794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29T23:56:44.999974" calcext:value-type="date">
            <text:p>2017-08-29 23:56:4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" calcext:value-type="float">
            <text:p>6</text:p>
          </table:table-cell>
          <table:table-cell office:value-type="float" office:value="893" calcext:value-type="float">
            <text:p>893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6:49.999974" calcext:value-type="date">
            <text:p>2017-08-29 23:56:5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" calcext:value-type="float">
            <text:p>30</text:p>
          </table:table-cell>
          <table:table-cell office:value-type="float" office:value="159" calcext:value-type="float">
            <text:p>159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6:54.999972" calcext:value-type="date">
            <text:p>2017-08-29 23:56: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1" calcext:value-type="float">
            <text:p>61</text:p>
          </table:table-cell>
          <table:table-cell office:value-type="float" office:value="902" calcext:value-type="float">
            <text:p>902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56:59.999972" calcext:value-type="date">
            <text:p>2017-08-29 23:57: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3" calcext:value-type="float">
            <text:p>33</text:p>
          </table:table-cell>
          <table:table-cell office:value-type="float" office:value="919" calcext:value-type="float">
            <text:p>919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57:04.999972" calcext:value-type="date">
            <text:p>2017-08-29 23:57:0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294" calcext:value-type="float">
            <text:p>294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57:09.999972" calcext:value-type="date">
            <text:p>2017-08-29 23:57:1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5" calcext:value-type="float">
            <text:p>75</text:p>
          </table:table-cell>
          <table:table-cell office:value-type="float" office:value="133" calcext:value-type="float">
            <text:p>133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57:14.999972" calcext:value-type="date">
            <text:p>2017-08-29 23:57:1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0" calcext:value-type="float">
            <text:p>70</text:p>
          </table:table-cell>
          <table:table-cell office:value-type="float" office:value="498" calcext:value-type="float">
            <text:p>498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57:19.999972" calcext:value-type="date">
            <text:p>2017-08-29 23:57:2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3" calcext:value-type="float">
            <text:p>93</text:p>
          </table:table-cell>
          <table:table-cell office:value-type="float" office:value="665" calcext:value-type="float">
            <text:p>665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7:24.999972" calcext:value-type="date">
            <text:p>2017-08-29 23:57:2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8" calcext:value-type="float">
            <text:p>78</text:p>
          </table:table-cell>
          <table:table-cell office:value-type="float" office:value="660" calcext:value-type="float">
            <text:p>660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57:29.999972" calcext:value-type="date">
            <text:p>2017-08-29 23:57:3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5" calcext:value-type="float">
            <text:p>65</text:p>
          </table:table-cell>
          <table:table-cell office:value-type="float" office:value="482" calcext:value-type="float">
            <text:p>482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7:34.999972" calcext:value-type="date">
            <text:p>2017-08-29 23:57:3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" calcext:value-type="float">
            <text:p>31</text:p>
          </table:table-cell>
          <table:table-cell office:value-type="float" office:value="465" calcext:value-type="float">
            <text:p>465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7:39.999972" calcext:value-type="date">
            <text:p>2017-08-29 23:57:4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8" calcext:value-type="float">
            <text:p>38</text:p>
          </table:table-cell>
          <table:table-cell office:value-type="float" office:value="480" calcext:value-type="float">
            <text:p>480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57:44.999972" calcext:value-type="date">
            <text:p>2017-08-29 23:57:4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7" calcext:value-type="float">
            <text:p>97</text:p>
          </table:table-cell>
          <table:table-cell office:value-type="float" office:value="482" calcext:value-type="float">
            <text:p>482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57:49.999971" calcext:value-type="date">
            <text:p>2017-08-29 23:57:5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4" calcext:value-type="float">
            <text:p>34</text:p>
          </table:table-cell>
          <table:table-cell office:value-type="float" office:value="484" calcext:value-type="float">
            <text:p>484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57:54.999971" calcext:value-type="date">
            <text:p>2017-08-29 23:57:5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0" calcext:value-type="float">
            <text:p>80</text:p>
          </table:table-cell>
          <table:table-cell office:value-type="float" office:value="793" calcext:value-type="float">
            <text:p>793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57:59.999971" calcext:value-type="date">
            <text:p>2017-08-29 23:58: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7" calcext:value-type="float">
            <text:p>17</text:p>
          </table:table-cell>
          <table:table-cell office:value-type="float" office:value="301" calcext:value-type="float">
            <text:p>301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58:04.999971" calcext:value-type="date">
            <text:p>2017-08-29 23:58:0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6" calcext:value-type="float">
            <text:p>86</text:p>
          </table:table-cell>
          <table:table-cell office:value-type="float" office:value="738" calcext:value-type="float">
            <text:p>738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58:09.999971" calcext:value-type="date">
            <text:p>2017-08-29 23:58:1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2" calcext:value-type="float">
            <text:p>72</text:p>
          </table:table-cell>
          <table:table-cell office:value-type="float" office:value="197" calcext:value-type="float">
            <text:p>197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8:14.999971" calcext:value-type="date">
            <text:p>2017-08-29 23:58:1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1" calcext:value-type="float">
            <text:p>61</text:p>
          </table:table-cell>
          <table:table-cell office:value-type="float" office:value="562" calcext:value-type="float">
            <text:p>562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8:19.999971" calcext:value-type="date">
            <text:p>2017-08-29 23:58:2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" calcext:value-type="float">
            <text:p>8</text:p>
          </table:table-cell>
          <table:table-cell office:value-type="float" office:value="513" calcext:value-type="float">
            <text:p>513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29T23:58:24.999971" calcext:value-type="date">
            <text:p>2017-08-29 23:58:2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58:29.999971" calcext:value-type="date">
            <text:p>2017-08-29 23:58:3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5" calcext:value-type="float">
            <text:p>65</text:p>
          </table:table-cell>
          <table:table-cell office:value-type="float" office:value="898" calcext:value-type="float">
            <text:p>898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8:34.999971" calcext:value-type="date">
            <text:p>2017-08-29 23:58:3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341" calcext:value-type="float">
            <text:p>341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58:39.999971" calcext:value-type="date">
            <text:p>2017-08-29 23:58:4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" calcext:value-type="float">
            <text:p>8</text:p>
          </table:table-cell>
          <table:table-cell office:value-type="float" office:value="263" calcext:value-type="float">
            <text:p>263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8:44.999971" calcext:value-type="date">
            <text:p>2017-08-29 23:58:4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0" calcext:value-type="float">
            <text:p>90</text:p>
          </table:table-cell>
          <table:table-cell office:value-type="float" office:value="956" calcext:value-type="float">
            <text:p>956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58:49.99997" calcext:value-type="date">
            <text:p>2017-08-29 23:58:5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58:54.99997" calcext:value-type="date">
            <text:p>2017-08-29 23:58:5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2" calcext:value-type="float">
            <text:p>62</text:p>
          </table:table-cell>
          <table:table-cell office:value-type="float" office:value="575" calcext:value-type="float">
            <text:p>575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58:59.99997" calcext:value-type="date">
            <text:p>2017-08-29 23:59: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9" calcext:value-type="float">
            <text:p>89</text:p>
          </table:table-cell>
          <table:table-cell office:value-type="float" office:value="386" calcext:value-type="float">
            <text:p>386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59:04.999971" calcext:value-type="date">
            <text:p>2017-08-29 23:59:0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5" calcext:value-type="float">
            <text:p>95</text:p>
          </table:table-cell>
          <table:table-cell office:value-type="float" office:value="602" calcext:value-type="float">
            <text:p>602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9:09.999971" calcext:value-type="date">
            <text:p>2017-08-29 23:59:1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7" calcext:value-type="float">
            <text:p>67</text:p>
          </table:table-cell>
          <table:table-cell office:value-type="float" office:value="740" calcext:value-type="float">
            <text:p>740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59:14.999971" calcext:value-type="date">
            <text:p>2017-08-29 23:59:1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6" calcext:value-type="float">
            <text:p>56</text:p>
          </table:table-cell>
          <table:table-cell office:value-type="float" office:value="917" calcext:value-type="float">
            <text:p>917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59:19.999971" calcext:value-type="date">
            <text:p>2017-08-29 23:59:2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59:24.99997" calcext:value-type="date">
            <text:p>2017-08-29 23:59:2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9" calcext:value-type="float">
            <text:p>49</text:p>
          </table:table-cell>
          <table:table-cell office:value-type="float" office:value="239" calcext:value-type="float">
            <text:p>239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59:29.99997" calcext:value-type="date">
            <text:p>2017-08-29 23:59:3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5" calcext:value-type="float">
            <text:p>65</text:p>
          </table:table-cell>
          <table:table-cell office:value-type="float" office:value="459" calcext:value-type="float">
            <text:p>459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9:34.99997" calcext:value-type="date">
            <text:p>2017-08-29 23:59:3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2" calcext:value-type="float">
            <text:p>82</text:p>
          </table:table-cell>
          <table:table-cell office:value-type="float" office:value="114" calcext:value-type="float">
            <text:p>114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29T23:59:39.99997" calcext:value-type="date">
            <text:p>2017-08-29 23:59:4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9:44.999969" calcext:value-type="date">
            <text:p>2017-08-29 23:59:4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636" calcext:value-type="float">
            <text:p>636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29T23:59:49.999969" calcext:value-type="date">
            <text:p>2017-08-29 23:59:5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3" calcext:value-type="float">
            <text:p>53</text:p>
          </table:table-cell>
          <table:table-cell office:value-type="float" office:value="137" calcext:value-type="float">
            <text:p>137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29T23:59:54.999969" calcext:value-type="date">
            <text:p>2017-08-29 23:59:5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2" calcext:value-type="float">
            <text:p>52</text:p>
          </table:table-cell>
          <table:table-cell office:value-type="float" office:value="920" calcext:value-type="float">
            <text:p>920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29T23:59:59.999969" calcext:value-type="date">
            <text:p>2017-08-30 00:00: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9" calcext:value-type="float">
            <text:p>69</text:p>
          </table:table-cell>
          <table:table-cell office:value-type="float" office:value="182" calcext:value-type="float">
            <text:p>182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30T00:00:04.999969" calcext:value-type="date">
            <text:p>2017-08-30 00:00:0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7" calcext:value-type="float">
            <text:p>77</text:p>
          </table:table-cell>
          <table:table-cell office:value-type="float" office:value="717" calcext:value-type="float">
            <text:p>717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00:09.999969" calcext:value-type="date">
            <text:p>2017-08-30 00:00:1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6" calcext:value-type="float">
            <text:p>36</text:p>
          </table:table-cell>
          <table:table-cell office:value-type="float" office:value="668" calcext:value-type="float">
            <text:p>668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00:14.999969" calcext:value-type="date">
            <text:p>2017-08-30 00:00:1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30T00:00:19.999969" calcext:value-type="date">
            <text:p>2017-08-30 00:00:2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5" calcext:value-type="float">
            <text:p>75</text:p>
          </table:table-cell>
          <table:table-cell office:value-type="float" office:value="940" calcext:value-type="float">
            <text:p>940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00:24.999969" calcext:value-type="date">
            <text:p>2017-08-30 00:00:2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" calcext:value-type="float">
            <text:p>8</text:p>
          </table:table-cell>
          <table:table-cell office:value-type="float" office:value="847" calcext:value-type="float">
            <text:p>847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00:29.999969" calcext:value-type="date">
            <text:p>2017-08-30 00:00:3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8" calcext:value-type="float">
            <text:p>98</text:p>
          </table:table-cell>
          <table:table-cell office:value-type="float" office:value="487" calcext:value-type="float">
            <text:p>487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00:34.999969" calcext:value-type="date">
            <text:p>2017-08-30 00:00:3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9" calcext:value-type="float">
            <text:p>29</text:p>
          </table:table-cell>
          <table:table-cell office:value-type="float" office:value="898" calcext:value-type="float">
            <text:p>898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00:39.999968" calcext:value-type="date">
            <text:p>2017-08-30 00:00:4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8" calcext:value-type="float">
            <text:p>58</text:p>
          </table:table-cell>
          <table:table-cell office:value-type="float" office:value="294" calcext:value-type="float">
            <text:p>294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00:44.999968" calcext:value-type="date">
            <text:p>2017-08-30 00:00:4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8" calcext:value-type="float">
            <text:p>38</text:p>
          </table:table-cell>
          <table:table-cell office:value-type="float" office:value="387" calcext:value-type="float">
            <text:p>387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00:49.999968" calcext:value-type="date">
            <text:p>2017-08-30 00:00:5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8" calcext:value-type="float">
            <text:p>98</text:p>
          </table:table-cell>
          <table:table-cell office:value-type="float" office:value="752" calcext:value-type="float">
            <text:p>752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30T00:00:54.999968" calcext:value-type="date">
            <text:p>2017-08-30 00:00:5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9" calcext:value-type="float">
            <text:p>79</text:p>
          </table:table-cell>
          <table:table-cell office:value-type="float" office:value="483" calcext:value-type="float">
            <text:p>483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00:59.999968" calcext:value-type="date">
            <text:p>2017-08-30 00:01: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1" calcext:value-type="float">
            <text:p>61</text:p>
          </table:table-cell>
          <table:table-cell office:value-type="float" office:value="376" calcext:value-type="float">
            <text:p>376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01:04.999969" calcext:value-type="date">
            <text:p>2017-08-30 00:01:0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" calcext:value-type="float">
            <text:p>33</text:p>
          </table:table-cell>
          <table:table-cell office:value-type="float" office:value="799" calcext:value-type="float">
            <text:p>799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30T00:01:09.999969" calcext:value-type="date">
            <text:p>2017-08-30 00:01:1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2" calcext:value-type="float">
            <text:p>52</text:p>
          </table:table-cell>
          <table:table-cell office:value-type="float" office:value="402" calcext:value-type="float">
            <text:p>402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01:14.999968" calcext:value-type="date">
            <text:p>2017-08-30 00:01:1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1" calcext:value-type="float">
            <text:p>71</text:p>
          </table:table-cell>
          <table:table-cell office:value-type="float" office:value="759" calcext:value-type="float">
            <text:p>759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01:19.999968" calcext:value-type="date">
            <text:p>2017-08-30 00:01:2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1" calcext:value-type="float">
            <text:p>71</text:p>
          </table:table-cell>
          <table:table-cell office:value-type="float" office:value="653" calcext:value-type="float">
            <text:p>653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30T00:01:24.999968" calcext:value-type="date">
            <text:p>2017-08-30 00:01:2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9" calcext:value-type="float">
            <text:p>59</text:p>
          </table:table-cell>
          <table:table-cell office:value-type="float" office:value="330" calcext:value-type="float">
            <text:p>330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01:29.999968" calcext:value-type="date">
            <text:p>2017-08-30 00:01:3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office:value-type="float" office:value="373" calcext:value-type="float">
            <text:p>373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01:34.999968" calcext:value-type="date">
            <text:p>2017-08-30 00:01:3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01:39.999967" calcext:value-type="date">
            <text:p>2017-08-30 00:01:4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1" calcext:value-type="float">
            <text:p>91</text:p>
          </table:table-cell>
          <table:table-cell office:value-type="float" office:value="450" calcext:value-type="float">
            <text:p>450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30T00:01:44.999967" calcext:value-type="date">
            <text:p>2017-08-30 00:01:4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2" calcext:value-type="float">
            <text:p>82</text:p>
          </table:table-cell>
          <table:table-cell office:value-type="float" office:value="711" calcext:value-type="float">
            <text:p>711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01:49.999967" calcext:value-type="date">
            <text:p>2017-08-30 00:01:5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2" calcext:value-type="float">
            <text:p>52</text:p>
          </table:table-cell>
          <table:table-cell office:value-type="float" office:value="454" calcext:value-type="float">
            <text:p>454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01:54.999967" calcext:value-type="date">
            <text:p>2017-08-30 00:01: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9" calcext:value-type="float">
            <text:p>29</text:p>
          </table:table-cell>
          <table:table-cell office:value-type="float" office:value="327" calcext:value-type="float">
            <text:p>327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01:59.999967" calcext:value-type="date">
            <text:p>2017-08-30 00:02: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7" calcext:value-type="float">
            <text:p>37</text:p>
          </table:table-cell>
          <table:table-cell office:value-type="float" office:value="825" calcext:value-type="float">
            <text:p>825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02:04.999967" calcext:value-type="date">
            <text:p>2017-08-30 00:02:0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30T00:02:09.999967" calcext:value-type="date">
            <text:p>2017-08-30 00:02:1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82" calcext:value-type="float">
            <text:p>82</text:p>
          </table:table-cell>
          <table:table-cell office:value-type="float" office:value="175" calcext:value-type="float">
            <text:p>175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02:14.999967" calcext:value-type="date">
            <text:p>2017-08-30 00:02:1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02:19.999967" calcext:value-type="date">
            <text:p>2017-08-30 00:02:2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1" calcext:value-type="float">
            <text:p>41</text:p>
          </table:table-cell>
          <table:table-cell office:value-type="float" office:value="262" calcext:value-type="float">
            <text:p>262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02:24.999967" calcext:value-type="date">
            <text:p>2017-08-30 00:02:2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8" calcext:value-type="float">
            <text:p>78</text:p>
          </table:table-cell>
          <table:table-cell office:value-type="float" office:value="410" calcext:value-type="float">
            <text:p>410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02:29.999967" calcext:value-type="date">
            <text:p>2017-08-30 00:02:3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1" calcext:value-type="float">
            <text:p>41</text:p>
          </table:table-cell>
          <table:table-cell office:value-type="float" office:value="513" calcext:value-type="float">
            <text:p>513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30T00:02:34.999966" calcext:value-type="date">
            <text:p>2017-08-30 00:02:3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1" calcext:value-type="float">
            <text:p>31</text:p>
          </table:table-cell>
          <table:table-cell office:value-type="float" office:value="801" calcext:value-type="float">
            <text:p>801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02:39.999966" calcext:value-type="date">
            <text:p>2017-08-30 00:02:4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30T00:02:44.999966" calcext:value-type="date">
            <text:p>2017-08-30 00:02:4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8" calcext:value-type="float">
            <text:p>48</text:p>
          </table:table-cell>
          <table:table-cell office:value-type="float" office:value="732" calcext:value-type="float">
            <text:p>732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30T00:02:49.999966" calcext:value-type="date">
            <text:p>2017-08-30 00:02:5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1" calcext:value-type="float">
            <text:p>71</text:p>
          </table:table-cell>
          <table:table-cell office:value-type="float" office:value="374" calcext:value-type="float">
            <text:p>374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02:54.999966" calcext:value-type="date">
            <text:p>2017-08-30 00:02:5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1" calcext:value-type="float">
            <text:p>71</text:p>
          </table:table-cell>
          <table:table-cell office:value-type="float" office:value="677" calcext:value-type="float">
            <text:p>677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02:59.999966" calcext:value-type="date">
            <text:p>2017-08-30 00:03: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7" calcext:value-type="float">
            <text:p>27</text:p>
          </table:table-cell>
          <table:table-cell office:value-type="float" office:value="445" calcext:value-type="float">
            <text:p>445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30T00:03:04.999967" calcext:value-type="date">
            <text:p>2017-08-30 00:03:0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1" calcext:value-type="float">
            <text:p>71</text:p>
          </table:table-cell>
          <table:table-cell office:value-type="float" office:value="963" calcext:value-type="float">
            <text:p>963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03:09.999966" calcext:value-type="date">
            <text:p>2017-08-30 00:03:1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8" calcext:value-type="float">
            <text:p>68</text:p>
          </table:table-cell>
          <table:table-cell office:value-type="float" office:value="355" calcext:value-type="float">
            <text:p>355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03:14.999966" calcext:value-type="date">
            <text:p>2017-08-30 00:03:1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" calcext:value-type="float">
            <text:p>7</text:p>
          </table:table-cell>
          <table:table-cell office:value-type="float" office:value="380" calcext:value-type="float">
            <text:p>380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03:19.999966" calcext:value-type="date">
            <text:p>2017-08-30 00:03:2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5" calcext:value-type="float">
            <text:p>65</text:p>
          </table:table-cell>
          <table:table-cell office:value-type="float" office:value="881" calcext:value-type="float">
            <text:p>881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03:24.999966" calcext:value-type="date">
            <text:p>2017-08-30 00:03:2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8" calcext:value-type="float">
            <text:p>98</text:p>
          </table:table-cell>
          <table:table-cell office:value-type="float" office:value="839" calcext:value-type="float">
            <text:p>839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30T00:03:29.999965" calcext:value-type="date">
            <text:p>2017-08-30 00:03:3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03:34.999965" calcext:value-type="date">
            <text:p>2017-08-30 00:03:3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8" calcext:value-type="float">
            <text:p>68</text:p>
          </table:table-cell>
          <table:table-cell office:value-type="float" office:value="703" calcext:value-type="float">
            <text:p>703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30T00:03:39.999965" calcext:value-type="date">
            <text:p>2017-08-30 00:03:4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" calcext:value-type="float">
            <text:p>38</text:p>
          </table:table-cell>
          <table:table-cell office:value-type="float" office:value="928" calcext:value-type="float">
            <text:p>928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30T00:03:44.999965" calcext:value-type="date">
            <text:p>2017-08-30 00:03:4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7" calcext:value-type="float">
            <text:p>37</text:p>
          </table:table-cell>
          <table:table-cell office:value-type="float" office:value="337" calcext:value-type="float">
            <text:p>337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03:49.999965" calcext:value-type="date">
            <text:p>2017-08-30 00:03:5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0" calcext:value-type="float">
            <text:p>20</text:p>
          </table:table-cell>
          <table:table-cell office:value-type="float" office:value="154" calcext:value-type="float">
            <text:p>154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30T00:03:54.999965" calcext:value-type="date">
            <text:p>2017-08-30 00:03:5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4" calcext:value-type="float">
            <text:p>44</text:p>
          </table:table-cell>
          <table:table-cell office:value-type="float" office:value="725" calcext:value-type="float">
            <text:p>725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03:59.999965" calcext:value-type="date">
            <text:p>2017-08-30 00:04: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office:value-type="float" office:value="749" calcext:value-type="float">
            <text:p>749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30T00:04:04.999965" calcext:value-type="date">
            <text:p>2017-08-30 00:04:0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2" calcext:value-type="float">
            <text:p>22</text:p>
          </table:table-cell>
          <table:table-cell office:value-type="float" office:value="278" calcext:value-type="float">
            <text:p>278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04:09.999965" calcext:value-type="date">
            <text:p>2017-08-30 00:04:1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3" calcext:value-type="float">
            <text:p>43</text:p>
          </table:table-cell>
          <table:table-cell office:value-type="float" office:value="402" calcext:value-type="float">
            <text:p>402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04:14.999965" calcext:value-type="date">
            <text:p>2017-08-30 00:04:1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0" calcext:value-type="float">
            <text:p>100</text:p>
          </table:table-cell>
          <table:table-cell office:value-type="float" office:value="186" calcext:value-type="float">
            <text:p>186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04:19.999965" calcext:value-type="date">
            <text:p>2017-08-30 00:04:2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7" calcext:value-type="float">
            <text:p>37</text:p>
          </table:table-cell>
          <table:table-cell office:value-type="float" office:value="470" calcext:value-type="float">
            <text:p>470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30T00:04:24.999965" calcext:value-type="date">
            <text:p>2017-08-30 00:04:2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04:29.999964" calcext:value-type="date">
            <text:p>2017-08-30 00:04:3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3" calcext:value-type="float">
            <text:p>23</text:p>
          </table:table-cell>
          <table:table-cell office:value-type="float" office:value="223" calcext:value-type="float">
            <text:p>223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04:34.999964" calcext:value-type="date">
            <text:p>2017-08-30 00:04:3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4" calcext:value-type="float">
            <text:p>44</text:p>
          </table:table-cell>
          <table:table-cell office:value-type="float" office:value="894" calcext:value-type="float">
            <text:p>894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04:39.999964" calcext:value-type="date">
            <text:p>2017-08-30 00:04:4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0" calcext:value-type="float">
            <text:p>20</text:p>
          </table:table-cell>
          <table:table-cell office:value-type="float" office:value="812" calcext:value-type="float">
            <text:p>812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04:44.999964" calcext:value-type="date">
            <text:p>2017-08-30 00:04:4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8" calcext:value-type="float">
            <text:p>58</text:p>
          </table:table-cell>
          <table:table-cell office:value-type="float" office:value="767" calcext:value-type="float">
            <text:p>767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04:49.999963" calcext:value-type="date">
            <text:p>2017-08-30 00:04:5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04:54.999963" calcext:value-type="date">
            <text:p>2017-08-30 00:04:5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9" calcext:value-type="float">
            <text:p>29</text:p>
          </table:table-cell>
          <table:table-cell office:value-type="float" office:value="865" calcext:value-type="float">
            <text:p>865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04:59.999963" calcext:value-type="date">
            <text:p>2017-08-30 00:05: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7" calcext:value-type="float">
            <text:p>47</text:p>
          </table:table-cell>
          <table:table-cell office:value-type="float" office:value="512" calcext:value-type="float">
            <text:p>512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05:04.999963" calcext:value-type="date">
            <text:p>2017-08-30 00:05:0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9" calcext:value-type="float">
            <text:p>49</text:p>
          </table:table-cell>
          <table:table-cell office:value-type="float" office:value="600" calcext:value-type="float">
            <text:p>600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05:09.999963" calcext:value-type="date">
            <text:p>2017-08-30 00:05:1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1" calcext:value-type="float">
            <text:p>21</text:p>
          </table:table-cell>
          <table:table-cell office:value-type="float" office:value="507" calcext:value-type="float">
            <text:p>507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05:14.999963" calcext:value-type="date">
            <text:p>2017-08-30 00:05: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404" calcext:value-type="float">
            <text:p>404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05:19.999963" calcext:value-type="date">
            <text:p>2017-08-30 00:05:2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7" calcext:value-type="float">
            <text:p>37</text:p>
          </table:table-cell>
          <table:table-cell office:value-type="float" office:value="248" calcext:value-type="float">
            <text:p>248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05:24.999963" calcext:value-type="date">
            <text:p>2017-08-30 00:05:2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" calcext:value-type="float">
            <text:p>14</text:p>
          </table:table-cell>
          <table:table-cell office:value-type="float" office:value="858" calcext:value-type="float">
            <text:p>858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30T00:05:29.999963" calcext:value-type="date">
            <text:p>2017-08-30 00:05:3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2" calcext:value-type="float">
            <text:p>62</text:p>
          </table:table-cell>
          <table:table-cell office:value-type="float" office:value="450" calcext:value-type="float">
            <text:p>450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30T00:05:34.999963" calcext:value-type="date">
            <text:p>2017-08-30 00:05:3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0" calcext:value-type="float">
            <text:p>60</text:p>
          </table:table-cell>
          <table:table-cell office:value-type="float" office:value="432" calcext:value-type="float">
            <text:p>432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05:39.999963" calcext:value-type="date">
            <text:p>2017-08-30 00:05:4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" calcext:value-type="float">
            <text:p>20</text:p>
          </table:table-cell>
          <table:table-cell office:value-type="float" office:value="910" calcext:value-type="float">
            <text:p>910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05:44.999962" calcext:value-type="date">
            <text:p>2017-08-30 00:05:4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0" calcext:value-type="float">
            <text:p>30</text:p>
          </table:table-cell>
          <table:table-cell office:value-type="float" office:value="750" calcext:value-type="float">
            <text:p>750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05:49.999962" calcext:value-type="date">
            <text:p>2017-08-30 00:05:5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8" calcext:value-type="float">
            <text:p>68</text:p>
          </table:table-cell>
          <table:table-cell office:value-type="float" office:value="835" calcext:value-type="float">
            <text:p>835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05:54.999962" calcext:value-type="date">
            <text:p>2017-08-30 00:05:5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2" calcext:value-type="float">
            <text:p>82</text:p>
          </table:table-cell>
          <table:table-cell office:value-type="float" office:value="841" calcext:value-type="float">
            <text:p>841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05:59.999962" calcext:value-type="date">
            <text:p>2017-08-30 00:06: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2" calcext:value-type="float">
            <text:p>22</text:p>
          </table:table-cell>
          <table:table-cell office:value-type="float" office:value="834" calcext:value-type="float">
            <text:p>834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30T00:06:04.999962" calcext:value-type="date">
            <text:p>2017-08-30 00:06:0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8" calcext:value-type="float">
            <text:p>48</text:p>
          </table:table-cell>
          <table:table-cell office:value-type="float" office:value="234" calcext:value-type="float">
            <text:p>234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06:09.999962" calcext:value-type="date">
            <text:p>2017-08-30 00:06:1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" calcext:value-type="float">
            <text:p>7</text:p>
          </table:table-cell>
          <table:table-cell office:value-type="float" office:value="346" calcext:value-type="float">
            <text:p>346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06:14.999962" calcext:value-type="date">
            <text:p>2017-08-30 00:06:1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9" calcext:value-type="float">
            <text:p>29</text:p>
          </table:table-cell>
          <table:table-cell office:value-type="float" office:value="493" calcext:value-type="float">
            <text:p>493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06:19.999962" calcext:value-type="date">
            <text:p>2017-08-30 00:06:2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0" calcext:value-type="float">
            <text:p>20</text:p>
          </table:table-cell>
          <table:table-cell office:value-type="float" office:value="921" calcext:value-type="float">
            <text:p>921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30T00:06:24.999962" calcext:value-type="date">
            <text:p>2017-08-30 00:06:2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06:29.999962" calcext:value-type="date">
            <text:p>2017-08-30 00:06:3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6" calcext:value-type="float">
            <text:p>66</text:p>
          </table:table-cell>
          <table:table-cell office:value-type="float" office:value="352" calcext:value-type="float">
            <text:p>352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06:34.999962" calcext:value-type="date">
            <text:p>2017-08-30 00:06:3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9" calcext:value-type="float">
            <text:p>19</text:p>
          </table:table-cell>
          <table:table-cell office:value-type="float" office:value="404" calcext:value-type="float">
            <text:p>404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30T00:06:39.999961" calcext:value-type="date">
            <text:p>2017-08-30 00:06:4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84" calcext:value-type="float">
            <text:p>84</text:p>
          </table:table-cell>
          <table:table-cell office:value-type="float" office:value="751" calcext:value-type="float">
            <text:p>751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30T00:06:44.999961" calcext:value-type="date">
            <text:p>2017-08-30 00:06:4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75" calcext:value-type="float">
            <text:p>75</text:p>
          </table:table-cell>
          <table:table-cell office:value-type="float" office:value="717" calcext:value-type="float">
            <text:p>717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06:49.999961" calcext:value-type="date">
            <text:p>2017-08-30 00:06:5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30T00:06:54.999961" calcext:value-type="date">
            <text:p>2017-08-30 00:06:5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4" calcext:value-type="float">
            <text:p>24</text:p>
          </table:table-cell>
          <table:table-cell office:value-type="float" office:value="907" calcext:value-type="float">
            <text:p>907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06:59.999961" calcext:value-type="date">
            <text:p>2017-08-30 00:07:0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44" calcext:value-type="float">
            <text:p>344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07:04.999962" calcext:value-type="date">
            <text:p>2017-08-30 00:07:0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07:09.999962" calcext:value-type="date">
            <text:p>2017-08-30 00:07:1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3" calcext:value-type="float">
            <text:p>33</text:p>
          </table:table-cell>
          <table:table-cell office:value-type="float" office:value="950" calcext:value-type="float">
            <text:p>950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07:14.999961" calcext:value-type="date">
            <text:p>2017-08-30 00:07:1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3" calcext:value-type="float">
            <text:p>83</text:p>
          </table:table-cell>
          <table:table-cell office:value-type="float" office:value="738" calcext:value-type="float">
            <text:p>738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07:19.999961" calcext:value-type="date">
            <text:p>2017-08-30 00:07:2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1" calcext:value-type="float">
            <text:p>91</text:p>
          </table:table-cell>
          <table:table-cell office:value-type="float" office:value="119" calcext:value-type="float">
            <text:p>119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07:24.999961" calcext:value-type="date">
            <text:p>2017-08-30 00:07:2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07:29.999961" calcext:value-type="date">
            <text:p>2017-08-30 00:07:3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8" calcext:value-type="float">
            <text:p>58</text:p>
          </table:table-cell>
          <table:table-cell office:value-type="float" office:value="695" calcext:value-type="float">
            <text:p>695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07:34.999961" calcext:value-type="date">
            <text:p>2017-08-30 00:07:3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7" calcext:value-type="float">
            <text:p>27</text:p>
          </table:table-cell>
          <table:table-cell office:value-type="float" office:value="584" calcext:value-type="float">
            <text:p>584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07:39.99996" calcext:value-type="date">
            <text:p>2017-08-30 00:07:4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3" calcext:value-type="float">
            <text:p>73</text:p>
          </table:table-cell>
          <table:table-cell office:value-type="float" office:value="444" calcext:value-type="float">
            <text:p>444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07:44.99996" calcext:value-type="date">
            <text:p>2017-08-30 00:07:4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5" calcext:value-type="float">
            <text:p>15</text:p>
          </table:table-cell>
          <table:table-cell office:value-type="float" office:value="494" calcext:value-type="float">
            <text:p>494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07:49.99996" calcext:value-type="date">
            <text:p>2017-08-30 00:07:5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9" calcext:value-type="float">
            <text:p>49</text:p>
          </table:table-cell>
          <table:table-cell office:value-type="float" office:value="979" calcext:value-type="float">
            <text:p>979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07:54.99996" calcext:value-type="date">
            <text:p>2017-08-30 00:07:5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9" calcext:value-type="float">
            <text:p>39</text:p>
          </table:table-cell>
          <table:table-cell office:value-type="float" office:value="551" calcext:value-type="float">
            <text:p>551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30T00:07:59.99996" calcext:value-type="date">
            <text:p>2017-08-30 00:08:0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1" calcext:value-type="float">
            <text:p>61</text:p>
          </table:table-cell>
          <table:table-cell office:value-type="float" office:value="302" calcext:value-type="float">
            <text:p>302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08:04.999961" calcext:value-type="date">
            <text:p>2017-08-30 00:08:0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9" calcext:value-type="float">
            <text:p>49</text:p>
          </table:table-cell>
          <table:table-cell office:value-type="float" office:value="889" calcext:value-type="float">
            <text:p>889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08:09.999961" calcext:value-type="date">
            <text:p>2017-08-30 00:08:1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7" calcext:value-type="float">
            <text:p>57</text:p>
          </table:table-cell>
          <table:table-cell office:value-type="float" office:value="126" calcext:value-type="float">
            <text:p>126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08:14.99996" calcext:value-type="date">
            <text:p>2017-08-30 00:08:1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8" calcext:value-type="float">
            <text:p>48</text:p>
          </table:table-cell>
          <table:table-cell office:value-type="float" office:value="691" calcext:value-type="float">
            <text:p>691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30T00:08:19.99996" calcext:value-type="date">
            <text:p>2017-08-30 00:08:2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91" calcext:value-type="float">
            <text:p>91</text:p>
          </table:table-cell>
          <table:table-cell office:value-type="float" office:value="281" calcext:value-type="float">
            <text:p>281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08:24.99996" calcext:value-type="date">
            <text:p>2017-08-30 00:08:2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8" calcext:value-type="float">
            <text:p>18</text:p>
          </table:table-cell>
          <table:table-cell office:value-type="float" office:value="725" calcext:value-type="float">
            <text:p>725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08:29.99996" calcext:value-type="date">
            <text:p>2017-08-30 00:08:3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" calcext:value-type="float">
            <text:p>6</text:p>
          </table:table-cell>
          <table:table-cell office:value-type="float" office:value="943" calcext:value-type="float">
            <text:p>943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08:34.999959" calcext:value-type="date">
            <text:p>2017-08-30 00:08:3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7" calcext:value-type="float">
            <text:p>77</text:p>
          </table:table-cell>
          <table:table-cell office:value-type="float" office:value="254" calcext:value-type="float">
            <text:p>254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08:39.999959" calcext:value-type="date">
            <text:p>2017-08-30 00:08:4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" calcext:value-type="float">
            <text:p>4</text:p>
          </table:table-cell>
          <table:table-cell office:value-type="float" office:value="502" calcext:value-type="float">
            <text:p>502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08:44.999959" calcext:value-type="date">
            <text:p>2017-08-30 00:08:4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3" calcext:value-type="float">
            <text:p>43</text:p>
          </table:table-cell>
          <table:table-cell office:value-type="float" office:value="922" calcext:value-type="float">
            <text:p>922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08:49.999959" calcext:value-type="date">
            <text:p>2017-08-30 00:08:5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" calcext:value-type="float">
            <text:p>14</text:p>
          </table:table-cell>
          <table:table-cell office:value-type="float" office:value="740" calcext:value-type="float">
            <text:p>740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30T00:08:54.999959" calcext:value-type="date">
            <text:p>2017-08-30 00:08:5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4" calcext:value-type="float">
            <text:p>94</text:p>
          </table:table-cell>
          <table:table-cell office:value-type="float" office:value="711" calcext:value-type="float">
            <text:p>711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08:59.999959" calcext:value-type="date">
            <text:p>2017-08-30 00:09:0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" calcext:value-type="float">
            <text:p>14</text:p>
          </table:table-cell>
          <table:table-cell office:value-type="float" office:value="561" calcext:value-type="float">
            <text:p>561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09:04.999959" calcext:value-type="date">
            <text:p>2017-08-30 00:09:0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5" calcext:value-type="float">
            <text:p>15</text:p>
          </table:table-cell>
          <table:table-cell office:value-type="float" office:value="199" calcext:value-type="float">
            <text:p>199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30T00:09:09.999959" calcext:value-type="date">
            <text:p>2017-08-30 00:09:1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30T00:09:14.999959" calcext:value-type="date">
            <text:p>2017-08-30 00:09:1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09:19.999959" calcext:value-type="date">
            <text:p>2017-08-30 00:09:2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30T00:09:24.999959" calcext:value-type="date">
            <text:p>2017-08-30 00:09: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09:29.999958" calcext:value-type="date">
            <text:p>2017-08-30 00:09:3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1" calcext:value-type="float">
            <text:p>21</text:p>
          </table:table-cell>
          <table:table-cell office:value-type="float" office:value="318" calcext:value-type="float">
            <text:p>318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09:34.999958" calcext:value-type="date">
            <text:p>2017-08-30 00:09:3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8" calcext:value-type="float">
            <text:p>38</text:p>
          </table:table-cell>
          <table:table-cell office:value-type="float" office:value="344" calcext:value-type="float">
            <text:p>344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30T00:09:39.999958" calcext:value-type="date">
            <text:p>2017-08-30 00:09:4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6" calcext:value-type="float">
            <text:p>66</text:p>
          </table:table-cell>
          <table:table-cell office:value-type="float" office:value="226" calcext:value-type="float">
            <text:p>226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09:44.999958" calcext:value-type="date">
            <text:p>2017-08-30 00:09:4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754" calcext:value-type="float">
            <text:p>754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09:49.999958" calcext:value-type="date">
            <text:p>2017-08-30 00:09:5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4" calcext:value-type="float">
            <text:p>74</text:p>
          </table:table-cell>
          <table:table-cell office:value-type="float" office:value="526" calcext:value-type="float">
            <text:p>526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09:54.999958" calcext:value-type="date">
            <text:p>2017-08-30 00:09:5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30T00:09:59.999958" calcext:value-type="date">
            <text:p>2017-08-30 00:10:0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10:04.999958" calcext:value-type="date">
            <text:p>2017-08-30 00:10:0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4" calcext:value-type="float">
            <text:p>54</text:p>
          </table:table-cell>
          <table:table-cell office:value-type="float" office:value="276" calcext:value-type="float">
            <text:p>276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10:09.999958" calcext:value-type="date">
            <text:p>2017-08-30 00:10:1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6" calcext:value-type="float">
            <text:p>76</text:p>
          </table:table-cell>
          <table:table-cell office:value-type="float" office:value="216" calcext:value-type="float">
            <text:p>216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10:14.999958" calcext:value-type="date">
            <text:p>2017-08-30 00:10:1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3" calcext:value-type="float">
            <text:p>53</text:p>
          </table:table-cell>
          <table:table-cell office:value-type="float" office:value="629" calcext:value-type="float">
            <text:p>629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30T00:10:19.999958" calcext:value-type="date">
            <text:p>2017-08-30 00:10:2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4" calcext:value-type="float">
            <text:p>94</text:p>
          </table:table-cell>
          <table:table-cell office:value-type="float" office:value="820" calcext:value-type="float">
            <text:p>820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30T00:10:24.999958" calcext:value-type="date">
            <text:p>2017-08-30 00:10:2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4" calcext:value-type="float">
            <text:p>44</text:p>
          </table:table-cell>
          <table:table-cell office:value-type="float" office:value="378" calcext:value-type="float">
            <text:p>378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30T00:10:29.999957" calcext:value-type="date">
            <text:p>2017-08-30 00:10:3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8" calcext:value-type="float">
            <text:p>78</text:p>
          </table:table-cell>
          <table:table-cell office:value-type="float" office:value="451" calcext:value-type="float">
            <text:p>451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10:34.999957" calcext:value-type="date">
            <text:p>2017-08-30 00:10:3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1" calcext:value-type="float">
            <text:p>31</text:p>
          </table:table-cell>
          <table:table-cell office:value-type="float" office:value="904" calcext:value-type="float">
            <text:p>904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30T00:10:39.999957" calcext:value-type="date">
            <text:p>2017-08-30 00:10:4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8" calcext:value-type="float">
            <text:p>38</text:p>
          </table:table-cell>
          <table:table-cell office:value-type="float" office:value="413" calcext:value-type="float">
            <text:p>413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10:44.999957" calcext:value-type="date">
            <text:p>2017-08-30 00:10:4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10:49.999957" calcext:value-type="date">
            <text:p>2017-08-30 00:10:5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6" calcext:value-type="float">
            <text:p>16</text:p>
          </table:table-cell>
          <table:table-cell office:value-type="float" office:value="304" calcext:value-type="float">
            <text:p>304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30T00:10:54.999957" calcext:value-type="date">
            <text:p>2017-08-30 00:10:5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" calcext:value-type="float">
            <text:p>2</text:p>
          </table:table-cell>
          <table:table-cell office:value-type="float" office:value="376" calcext:value-type="float">
            <text:p>376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10:59.999957" calcext:value-type="date">
            <text:p>2017-08-30 00:11: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8" calcext:value-type="float">
            <text:p>48</text:p>
          </table:table-cell>
          <table:table-cell office:value-type="float" office:value="460" calcext:value-type="float">
            <text:p>460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11:04.999957" calcext:value-type="date">
            <text:p>2017-08-30 00:11:0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1" calcext:value-type="float">
            <text:p>61</text:p>
          </table:table-cell>
          <table:table-cell office:value-type="float" office:value="796" calcext:value-type="float">
            <text:p>796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11:09.999957" calcext:value-type="date">
            <text:p>2017-08-30 00:11:1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6" calcext:value-type="float">
            <text:p>66</text:p>
          </table:table-cell>
          <table:table-cell office:value-type="float" office:value="577" calcext:value-type="float">
            <text:p>577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11:14.999957" calcext:value-type="date">
            <text:p>2017-08-30 00:11:1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0" calcext:value-type="float">
            <text:p>90</text:p>
          </table:table-cell>
          <table:table-cell office:value-type="float" office:value="879" calcext:value-type="float">
            <text:p>879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30T00:11:19.999957" calcext:value-type="date">
            <text:p>2017-08-30 00:11:2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3" calcext:value-type="float">
            <text:p>63</text:p>
          </table:table-cell>
          <table:table-cell office:value-type="float" office:value="576" calcext:value-type="float">
            <text:p>576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11:24.999956" calcext:value-type="date">
            <text:p>2017-08-30 00:11:2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8" calcext:value-type="float">
            <text:p>28</text:p>
          </table:table-cell>
          <table:table-cell office:value-type="float" office:value="495" calcext:value-type="float">
            <text:p>495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11:29.999956" calcext:value-type="date">
            <text:p>2017-08-30 00:11:3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11:34.999956" calcext:value-type="date">
            <text:p>2017-08-30 00:11:3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11:39.999956" calcext:value-type="date">
            <text:p>2017-08-30 00:11:4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7" calcext:value-type="float">
            <text:p>27</text:p>
          </table:table-cell>
          <table:table-cell office:value-type="float" office:value="622" calcext:value-type="float">
            <text:p>622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11:44.999957" calcext:value-type="date">
            <text:p>2017-08-30 00:11:4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9" calcext:value-type="float">
            <text:p>29</text:p>
          </table:table-cell>
          <table:table-cell office:value-type="float" office:value="792" calcext:value-type="float">
            <text:p>792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30T00:11:49.999957" calcext:value-type="date">
            <text:p>2017-08-30 00:11:5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6" calcext:value-type="float">
            <text:p>46</text:p>
          </table:table-cell>
          <table:table-cell office:value-type="float" office:value="123" calcext:value-type="float">
            <text:p>123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30T00:11:54.999957" calcext:value-type="date">
            <text:p>2017-08-30 00:11:5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4" calcext:value-type="float">
            <text:p>34</text:p>
          </table:table-cell>
          <table:table-cell office:value-type="float" office:value="443" calcext:value-type="float">
            <text:p>443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30T00:11:59.999956" calcext:value-type="date">
            <text:p>2017-08-30 00:12: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12:04.999956" calcext:value-type="date">
            <text:p>2017-08-30 00:12:0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  <table:table-cell office:value-type="float" office:value="403" calcext:value-type="float">
            <text:p>403</text:p>
          </table:table-cell>
          <table:table-cell table:formula="of:=ROUND(RAND()*4+1)" office:value-type="float" office:value="1" calcext:value-type="float">
            <text:p>1</text:p>
          </table:table-cell>
          <table:table-cell office:value-type="date" office:date-value="2017-08-30T00:12:09.999956" calcext:value-type="date">
            <text:p>2017-08-30 00:12:1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7" calcext:value-type="float">
            <text:p>27</text:p>
          </table:table-cell>
          <table:table-cell office:value-type="float" office:value="758" calcext:value-type="float">
            <text:p>758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12:14.999956" calcext:value-type="date">
            <text:p>2017-08-30 00:12:1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4" calcext:value-type="float">
            <text:p>44</text:p>
          </table:table-cell>
          <table:table-cell office:value-type="float" office:value="573" calcext:value-type="float">
            <text:p>573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12:19.999955" calcext:value-type="date">
            <text:p>2017-08-30 00:12:2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5" calcext:value-type="float">
            <text:p>65</text:p>
          </table:table-cell>
          <table:table-cell office:value-type="float" office:value="635" calcext:value-type="float">
            <text:p>635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12:24.999955" calcext:value-type="date">
            <text:p>2017-08-30 00:12:2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7" calcext:value-type="float">
            <text:p>37</text:p>
          </table:table-cell>
          <table:table-cell office:value-type="float" office:value="968" calcext:value-type="float">
            <text:p>968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12:29.999955" calcext:value-type="date">
            <text:p>2017-08-30 00:12:3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12:34.999955" calcext:value-type="date">
            <text:p>2017-08-30 00:12:3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9" calcext:value-type="float">
            <text:p>69</text:p>
          </table:table-cell>
          <table:table-cell office:value-type="float" office:value="694" calcext:value-type="float">
            <text:p>694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12:39.999954" calcext:value-type="date">
            <text:p>2017-08-30 00:12:4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7" calcext:value-type="float">
            <text:p>77</text:p>
          </table:table-cell>
          <table:table-cell office:value-type="float" office:value="909" calcext:value-type="float">
            <text:p>909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12:44.999955" calcext:value-type="date">
            <text:p>2017-08-30 00:12:4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3" calcext:value-type="float">
            <text:p>43</text:p>
          </table:table-cell>
          <table:table-cell office:value-type="float" office:value="790" calcext:value-type="float">
            <text:p>790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12:49.999955" calcext:value-type="date">
            <text:p>2017-08-30 00:12:5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0" calcext:value-type="float">
            <text:p>80</text:p>
          </table:table-cell>
          <table:table-cell office:value-type="float" office:value="963" calcext:value-type="float">
            <text:p>963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12:54.999955" calcext:value-type="date">
            <text:p>2017-08-30 00:12:5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12:59.999955" calcext:value-type="date">
            <text:p>2017-08-30 00:13:0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8" calcext:value-type="float">
            <text:p>18</text:p>
          </table:table-cell>
          <table:table-cell office:value-type="float" office:value="980" calcext:value-type="float">
            <text:p>980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13:04.999955" calcext:value-type="date">
            <text:p>2017-08-30 00:13:0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5" calcext:value-type="float">
            <text:p>25</text:p>
          </table:table-cell>
          <table:table-cell office:value-type="float" office:value="415" calcext:value-type="float">
            <text:p>415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30T00:13:09.999955" calcext:value-type="date">
            <text:p>2017-08-30 00:13:1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13:14.999955" calcext:value-type="date">
            <text:p>2017-08-30 00:13:1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9" calcext:value-type="float">
            <text:p>39</text:p>
          </table:table-cell>
          <table:table-cell office:value-type="float" office:value="795" calcext:value-type="float">
            <text:p>795</text:p>
          </table:table-cell>
          <table:table-cell table:formula="of:=ROUND(RAND()*4+1)" office:value-type="float" office:value="3" calcext:value-type="float">
            <text:p>3</text:p>
          </table:table-cell>
          <table:table-cell office:value-type="date" office:date-value="2017-08-30T00:13:19.999954" calcext:value-type="date">
            <text:p>2017-08-30 00:13:2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4" calcext:value-type="float">
            <text:p>54</text:p>
          </table:table-cell>
          <table:table-cell office:value-type="float" office:value="848" calcext:value-type="float">
            <text:p>848</text:p>
          </table:table-cell>
          <table:table-cell table:formula="of:=ROUND(RAND()*4+1)" office:value-type="float" office:value="2" calcext:value-type="float">
            <text:p>2</text:p>
          </table:table-cell>
          <table:table-cell office:value-type="date" office:date-value="2017-08-30T00:13:24.999954" calcext:value-type="date">
            <text:p>2017-08-30 00:13:2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3" calcext:value-type="float">
            <text:p>43</text:p>
          </table:table-cell>
          <table:table-cell office:value-type="float" office:value="605" calcext:value-type="float">
            <text:p>605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13:29.999954" calcext:value-type="date">
            <text:p>2017-08-30 00:13:3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3" calcext:value-type="float">
            <text:p>13</text:p>
          </table:table-cell>
          <table:table-cell office:value-type="float" office:value="981" calcext:value-type="float">
            <text:p>981</text:p>
          </table:table-cell>
          <table:table-cell table:formula="of:=ROUND(RAND()*4+1)" office:value-type="float" office:value="4" calcext:value-type="float">
            <text:p>4</text:p>
          </table:table-cell>
          <table:table-cell office:value-type="date" office:date-value="2017-08-30T00:13:34.999954" calcext:value-type="date">
            <text:p>2017-08-30 00:13: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" calcext:value-type="float">
            <text:p>19</text:p>
          </table:table-cell>
          <table:table-cell office:value-type="float" office:value="650" calcext:value-type="float">
            <text:p>650</text:p>
          </table:table-cell>
          <table:table-cell table:formula="of:=ROUND(RAND()*4+1)" office:value-type="float" office:value="5" calcext:value-type="float">
            <text:p>5</text:p>
          </table:table-cell>
          <table:table-cell office:value-type="date" office:date-value="2017-08-30T00:13:39.999953" calcext:value-type="date">
            <text:p>2017-08-30 00:13: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 style:data-style-name="N2" text:time-value="23:52:38.7092496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9T23:53:50.296807248</dc:date>
    <meta:editing-duration>PT2M48S</meta:editing-duration>
    <meta:editing-cycles>2</meta:editing-cycles>
    <meta:generator>LibreOffice/5.1.6.2$Linux_X86_64 LibreOffice_project/10m0$Build-2</meta:generator>
    <meta:document-statistic meta:table-count="1" meta:cell-count="2500" meta:object-count="0"/>
  </office:meta>
</office:document-meta>
</file>